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030000233B3D0CE9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 style:family="table">
      <style:table-properties style:width="15.984cm" fo:margin-left="-0.191cm" table:align="left"/>
    </style:style>
    <style:style style:name="Tabelle27.A" style:family="table-column">
      <style:table-column-properties style:column-width="5.207cm"/>
    </style:style>
    <style:style style:name="Tabelle27.B" style:family="table-column">
      <style:table-column-properties style:column-width="10.777cm"/>
    </style:style>
    <style:style style:name="Tabelle27.1" style:family="table-row">
      <style:table-row-properties style:min-row-height="0.9cm" style:use-optimal-row-height="false"/>
    </style:style>
    <style:style style:name="Tabelle27.A1" style:family="table-cell">
      <style:table-cell-properties style:vertical-align="middle" fo:padding-left="0.191cm" fo:padding-right="0.191cm" fo:padding-top="0cm" fo:padding-bottom="0cm" fo:border="0.018cm solid #bfbfbf" style:writing-mode="lr-tb"/>
    </style:style>
    <style:style style:name="Tabelle2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28" style:family="table">
      <style:table-properties style:width="15.984cm" fo:margin-left="-0.191cm" table:align="left"/>
    </style:style>
    <style:style style:name="Tabelle28.A" style:family="table-column">
      <style:table-column-properties style:column-width="5.207cm"/>
    </style:style>
    <style:style style:name="Tabelle28.B" style:family="table-column">
      <style:table-column-properties style:column-width="10.777cm"/>
    </style:style>
    <style:style style:name="Tabelle28.1" style:family="table-row">
      <style:table-row-properties style:min-row-height="0.9cm" style:use-optimal-row-height="false"/>
    </style:style>
    <style:style style:name="Tabelle28.A1" style:family="table-cell">
      <style:table-cell-properties style:vertical-align="middle" fo:padding-left="0.191cm" fo:padding-right="0.191cm" fo:padding-top="0cm" fo:padding-bottom="0cm" fo:border="0.018cm solid #bfbfbf" style:writing-mode="lr-tb"/>
    </style:style>
    <style:style style:name="Tabelle2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8.3" style:family="table-row">
      <style:table-row-properties style:min-row-height="1cm" style:use-optimal-row-height="false"/>
    </style:style>
    <style:style style:name="Tabelle29" style:family="table">
      <style:table-properties style:width="15.984cm" fo:margin-left="-0.191cm" table:align="left"/>
    </style:style>
    <style:style style:name="Tabelle29.A" style:family="table-column">
      <style:table-column-properties style:column-width="5.207cm"/>
    </style:style>
    <style:style style:name="Tabelle29.B" style:family="table-column">
      <style:table-column-properties style:column-width="10.777cm"/>
    </style:style>
    <style:style style:name="Tabelle29.1" style:family="table-row">
      <style:table-row-properties style:min-row-height="0.9cm" style:use-optimal-row-height="false"/>
    </style:style>
    <style:style style:name="Tabelle29.A1" style:family="table-cell">
      <style:table-cell-properties style:vertical-align="middle" fo:padding-left="0.191cm" fo:padding-right="0.191cm" fo:padding-top="0cm" fo:padding-bottom="0cm" fo:border="0.018cm solid #bfbfbf" style:writing-mode="lr-tb"/>
    </style:style>
    <style:style style:name="Tabelle2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9.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30" style:family="table">
      <style:table-properties style:width="15.984cm" fo:margin-left="-0.191cm" table:align="left"/>
    </style:style>
    <style:style style:name="Tabelle30.A" style:family="table-column">
      <style:table-column-properties style:column-width="5.207cm"/>
    </style:style>
    <style:style style:name="Tabelle30.B" style:family="table-column">
      <style:table-column-properties style:column-width="10.777cm"/>
    </style:style>
    <style:style style:name="Tabelle30.1" style:family="table-row">
      <style:table-row-properties style:min-row-height="0.9cm" style:use-optimal-row-height="false"/>
    </style:style>
    <style:style style:name="Tabelle30.A1" style:family="table-cell">
      <style:table-cell-properties style:vertical-align="middle" fo:padding-left="0.191cm" fo:padding-right="0.191cm" fo:padding-top="0cm" fo:padding-bottom="0cm" fo:border="0.018cm solid #bfbfbf" style:writing-mode="lr-tb"/>
    </style:style>
    <style:style style:name="Tabelle3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30.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41cm"/>
    </style:style>
    <style:style style:name="Tabelle12.B" style:family="table-column">
      <style:table-column-properties style:column-width="10.744cm"/>
    </style:style>
    <style:style style:name="Tabelle12.1" style:family="table-row">
      <style:table-row-properties style:min-row-height="0.9cm" style:use-optimal-row-height="false"/>
    </style:style>
    <style:style style:name="Tabelle12.A1" style:family="table-cell">
      <style:table-cell-properties fo:padding-left="0.191cm" fo:padding-right="0.191cm" fo:padding-top="0cm" fo:padding-bottom="0cm" fo:border="0.018cm solid #bfbfbf" style:writing-mode="lr-tb"/>
    </style:style>
    <style:style style:name="Tabelle12.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31" style:family="table">
      <style:table-properties style:width="15.984cm" fo:margin-left="-0.191cm" table:align="left"/>
    </style:style>
    <style:style style:name="Tabelle31.A" style:family="table-column">
      <style:table-column-properties style:column-width="5.241cm"/>
    </style:style>
    <style:style style:name="Tabelle31.B" style:family="table-column">
      <style:table-column-properties style:column-width="10.744cm"/>
    </style:style>
    <style:style style:name="Tabelle31.1" style:family="table-row">
      <style:table-row-properties style:min-row-height="0.9cm" style:use-optimal-row-height="false"/>
    </style:style>
    <style:style style:name="Tabelle31.A1" style:family="table-cell">
      <style:table-cell-properties fo:padding-left="0.191cm" fo:padding-right="0.191cm" fo:padding-top="0cm" fo:padding-bottom="0cm" fo:border="0.018cm solid #bfbfbf" style:writing-mode="lr-tb"/>
    </style:style>
    <style:style style:name="Tabelle3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31.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07cm"/>
    </style:style>
    <style:style style:name="Tabelle11.B" style:family="table-column">
      <style:table-column-properties style:column-width="10.777cm"/>
    </style:style>
    <style:style style:name="Tabelle11.1" style:family="table-row">
      <style:table-row-properties style:min-row-height="0.9cm" style:use-optimal-row-height="false"/>
    </style:style>
    <style:style style:name="Tabelle11.A1" style:family="table-cell">
      <style:table-cell-properties style:vertical-align="middle" fo:padding-left="0.191cm" fo:padding-right="0.191cm" fo:padding-top="0cm" fo:padding-bottom="0cm" fo:border="0.018cm solid #bfbfbf" style:writing-mode="lr-tb"/>
    </style:style>
    <style:style style:name="Tabelle1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top="0.212cm" fo:margin-bottom="0cm" fo:line-height="100%"/>
    </style:style>
    <style:style style:name="P11" style:family="paragraph" style:parent-style-name="Standard">
      <style:paragraph-properties fo:margin-top="0.212cm" fo:margin-bottom="0cm" fo:line-height="100%" fo:text-align="start" style:justify-single-word="false"/>
    </style:style>
    <style:style style:name="P12"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3" style:family="paragraph" style:parent-style-name="Standard">
      <style:paragraph-properties fo:margin-top="0.212cm" fo:margin-bottom="0cm" fo:line-height="100%"/>
      <style:text-properties fo:font-weight="bold" style:font-weight-asian="bold" style:font-weight-complex="bold"/>
    </style:style>
    <style:style style:name="P14"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5" style:family="paragraph" style:parent-style-name="Standard">
      <style:paragraph-properties fo:margin-top="0.212cm" fo:margin-bottom="0cm" fo:line-height="100%"/>
      <style:text-properties style:font-weight-complex="bold"/>
    </style:style>
    <style:style style:name="P16"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7" style:family="paragraph" style:parent-style-name="Verzeichnis_20_1">
      <style:paragraph-properties>
        <style:tab-stops>
          <style:tab-stop style:position="15.984cm" style:type="right" style:leader-style="dotted" style:leader-text="."/>
        </style:tab-stops>
      </style:paragraph-properties>
    </style:style>
    <style:style style:name="P18"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9" style:family="paragraph" style:parent-style-name="Verzeichnis_20_2">
      <style:paragraph-properties>
        <style:tab-stops>
          <style:tab-stop style:position="15.561cm" style:type="right" style:leader-style="dotted" style:leader-text="."/>
        </style:tab-stops>
      </style:paragraph-properties>
    </style:style>
    <style:style style:name="P20" style:family="paragraph" style:parent-style-name="Verzeichnis_20_3">
      <style:paragraph-properties>
        <style:tab-stops>
          <style:tab-stop style:position="15.138cm" style:type="right" style:leader-style="dotted" style:leader-text="."/>
        </style:tab-stops>
      </style:paragraph-properties>
    </style:style>
    <style:style style:name="P21" style:family="paragraph" style:parent-style-name="Standard">
      <style:paragraph-properties fo:margin-top="0cm" fo:margin-bottom="0cm"/>
    </style:style>
    <style:style style:name="P22" style:family="paragraph" style:parent-style-name="Table_20_Contents">
      <style:paragraph-properties>
        <style:tab-stops>
          <style:tab-stop style:position="1.847cm"/>
        </style:tab-stops>
      </style:paragraph-properties>
    </style:style>
    <style:style style:name="P23" style:family="paragraph" style:parent-style-name="Table_20_Contents">
      <style:text-properties style:font-name="Calibri" fo:font-weight="bold" style:font-weight-asian="bold" style:font-size-complex="11pt" style:font-weight-complex="bold"/>
    </style:style>
    <style:style style:name="P24" style:family="paragraph" style:parent-style-name="Table_20_Contents">
      <style:text-properties style:font-name="Calibri" style:font-size-complex="11pt"/>
    </style:style>
    <style:style style:name="P25"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26" style:family="paragraph" style:parent-style-name="Standard">
      <style:paragraph-properties fo:margin-left="0.051cm" fo:margin-right="0cm" fo:margin-top="0.212cm" fo:margin-bottom="0cm" fo:line-height="100%" fo:text-align="start" style:justify-single-word="false" fo:orphans="2" fo:widows="2" fo:hyphenation-ladder-count="no-limit" fo:text-indent="0cm" style:auto-text-indent="false"/>
      <style:text-properties fo:hyphenate="false" fo:hyphenation-remain-char-count="0" fo:hyphenation-push-char-count="0"/>
    </style:style>
    <style:style style:name="P27" style:family="paragraph" style:parent-style-name="Standard" style:master-page-name="MPF0">
      <style:paragraph-properties style:page-number="auto" fo:break-before="page"/>
    </style:style>
    <style:style style:name="P28"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29"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30"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31"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32" style:family="paragraph" style:parent-style-name="Standard" style:list-style-name="WWNum3">
      <style:paragraph-properties fo:margin-top="0cm" fo:margin-bottom="0cm" fo:line-height="150%" fo:text-align="start" style:justify-single-word="false" fo:orphans="0" fo:widows="0"/>
    </style:style>
    <style:style style:name="P33" style:family="paragraph" style:parent-style-name="Standard" style:list-style-name="WWNum4">
      <style:paragraph-properties fo:margin-top="0cm" fo:margin-bottom="0cm" fo:text-align="start" style:justify-single-word="false" fo:orphans="0" fo:widows="0"/>
    </style:style>
    <style:style style:name="P34" style:family="paragraph" style:parent-style-name="Standard" style:list-style-name="WWNum5">
      <style:paragraph-properties fo:margin-top="0cm" fo:margin-bottom="0cm" fo:text-align="start" style:justify-single-word="false" fo:orphans="0" fo:widows="0"/>
    </style:style>
    <style:style style:name="P35" style:family="paragraph" style:parent-style-name="Standard" style:list-style-name="WWNum6">
      <style:paragraph-properties fo:margin-top="0cm" fo:margin-bottom="0cm" fo:line-height="100%" fo:text-align="start" style:justify-single-word="false" fo:orphans="0" fo:widows="0"/>
    </style:style>
    <style:style style:name="P36" style:family="paragraph" style:parent-style-name="Standard" style:list-style-name="WWNum7">
      <style:paragraph-properties fo:margin-top="0cm" fo:margin-bottom="0cm" fo:line-height="100%" fo:text-align="start" style:justify-single-word="false" fo:orphans="0" fo:widows="0"/>
    </style:style>
    <style:style style:name="P37" style:family="paragraph" style:parent-style-name="Listenabsatz" style:list-style-name="WWNum1"/>
    <style:style style:name="P38" style:family="paragraph" style:parent-style-name="Listenabsatz" style:list-style-name="WWNum1">
      <style:paragraph-properties fo:line-height="150%"/>
    </style:style>
    <style:style style:name="P39" style:family="paragraph" style:parent-style-name="Contents_20_Heading">
      <style:paragraph-properties fo:break-before="page"/>
    </style:style>
    <style:style style:name="P40" style:family="paragraph" style:parent-style-name="Heading_20_1">
      <style:paragraph-properties fo:break-before="page"/>
    </style:style>
    <style:style style:name="T1" style:family="text">
      <style:text-properties fo:font-size="24pt" fo:font-weight="bold" style:font-size-asian="24pt" style:font-weight-asian="bold" style:font-size-complex="24pt"/>
    </style:style>
    <style:style style:name="T2" style:family="text">
      <style:text-properties fo:font-size="22pt" fo:font-style="italic" style:font-size-asian="22pt" style:font-style-asian="italic" style:font-size-complex="22pt"/>
    </style:style>
    <style:style style:name="T3" style:family="text">
      <style:text-properties fo:font-size="18pt" fo:font-weight="bold" style:font-size-asian="18pt" style:font-weight-asian="bold" style:font-size-complex="18pt"/>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fo:font-size="14pt" fo:font-weight="bold" style:font-size-asian="14pt" style:font-weight-asian="bold" style:font-size-complex="14pt"/>
    </style:style>
    <style:style style:name="T7" style:family="text">
      <style:text-properties style:font-name="Calibri"/>
    </style:style>
    <style:style style:name="T8" style:family="text">
      <style:text-properties style:font-name="Calibri" fo:font-size="11pt" style:letter-kerning="false" style:font-name-asian="Times New Roman" style:font-size-asian="11pt" style:language-asian="de" style:country-asian="DE" style:font-name-complex="Times New Roman"/>
    </style:style>
    <style:style style:name="T9" style:family="text">
      <style:text-properties style:font-name="Calibri" fo:font-size="11pt" fo:font-weight="bold" style:font-size-asian="11pt" style:font-weight-asian="bold" style:font-name-complex="Calibri" style:font-size-complex="11pt"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bold" style:font-size-asian="11pt" style:font-weight-asian="bold" style:font-weight-complex="bold"/>
    </style:style>
    <style:style style:name="T12" style:family="text">
      <style:text-properties style:font-name="Calibri" fo:font-size="11pt" style:font-size-asian="11pt"/>
    </style:style>
    <style:style style:name="T13" style:family="text">
      <style:text-properties style:font-name="Calibri" fo:font-size="11pt" style:font-size-asian="11pt" style:font-name-complex="Calibri" style:font-size-complex="11pt"/>
    </style:style>
    <style:style style:name="T14" style:family="text">
      <style:text-properties style:font-name="Calibri" fo:font-size="11pt" style:font-size-asian="11pt" style:font-size-complex="11pt"/>
    </style:style>
    <style:style style:name="T15" style:family="text">
      <style:text-properties style:font-name="Calibri" fo:font-weight="bold" style:font-weight-asian="bold" style:font-weight-complex="bold"/>
    </style:style>
    <style:style style:name="T16" style:family="text">
      <style:text-properties fo:color="#2f5496"/>
    </style:style>
    <style:style style:name="T17" style:family="text">
      <style:text-properties fo:color="#2f5496" style:font-name="Calibri" fo:font-size="11pt" fo:font-weight="bold" style:font-size-asian="11pt" style:font-weight-asian="bold" style:font-size-complex="11pt" style:font-weight-complex="bold"/>
    </style:style>
    <style:style style:name="T18" style:family="text">
      <style:text-properties fo:color="#2f5496" style:font-name="Calibri" fo:font-size="11pt" style:font-size-asian="11pt" style:font-size-complex="11pt"/>
    </style:style>
    <style:style style:name="T19" style:family="text">
      <style:text-properties fo:color="#2f5496" fo:font-size="11pt" style:font-size-asian="11pt"/>
    </style:style>
    <style:style style:name="T20" style:family="text">
      <style:text-properties fo:font-size="11pt" style:font-size-asian="11pt"/>
    </style:style>
    <style:style style:name="T21" style:family="text">
      <style:text-properties fo:font-size="11pt" style:font-size-asian="11pt" style:font-name-complex="Calibri"/>
    </style:style>
    <style:style style:name="T22" style:family="text">
      <style:text-properties fo:font-size="11pt" fo:font-weight="bold" style:font-size-asian="11pt" style:font-weight-asian="bold" style:font-weight-complex="bold"/>
    </style:style>
    <style:style style:name="T23" style:family="text">
      <style:text-properties fo:color="#00000a" fo:font-size="11pt" style:font-size-asian="11pt"/>
    </style:style>
    <style:style style:name="T24" style:family="text">
      <style:text-properties fo:color="#00000a" fo:font-style="italic" style:font-style-asian="italic"/>
    </style:style>
    <style:style style:name="T25" style:family="text">
      <style:text-properties fo:color="#000000" style:font-name="Calibri" fo:font-size="11pt" fo:font-weight="bold" style:font-size-asian="11pt" style:font-weight-asian="bold" style:font-size-complex="11pt" style:font-weight-complex="bold"/>
    </style:style>
    <style:style style:name="T26" style:family="text">
      <style:text-properties fo:color="#000000" style:font-name="Calibri" fo:font-size="11pt" style:font-size-asian="11pt" style:font-size-complex="11pt"/>
    </style:style>
    <style:style style:name="T27" style:family="text">
      <style:text-properties fo:color="#000000" fo:font-size="11pt" style:font-size-asian="11pt"/>
    </style:style>
    <style:style style:name="T28" style:family="text">
      <style:text-properties style:language-asian="de" style:country-asian="DE"/>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weight="bold" style:font-weight-asian="bold"/>
    </style:style>
    <style:style style:name="T32" style:family="text">
      <style:text-properties style:text-underline-style="none" style:font-weight-complex="bold"/>
    </style:style>
    <style:style style:name="T3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P4"><text:span text:style-name="Absatz-Standardschriftart"><text:span text:style-name="T1">Webanwendung Wunschliste</text:span></text:span></text:p>
      <text:p text:style-name="P4"><text:span text:style-name="Absatz-Standardschriftart"><text:span text:style-name="T2">www.wünsch-dir-was.de</text:span></text:span></text:p>
      <text:p text:style-name="P5"/>
      <text:p text:style-name="P4"><text:span text:style-name="Absatz-Standardschriftart"><text:span text:style-name="T3">Pflichtenheft</text:span></text:span></text:p>
      <text:p text:style-name="P4"><text:span text:style-name="Absatz-Standardschriftart"><text:span text:style-name="T3">System-Anforderungen</text:span></text:span></text:p>
      <text:p text:style-name="P6"/>
      <text:p text:style-name="P6"/>
      <text:p text:style-name="P6"/>
      <text:p text:style-name="P4"/>
      <text:p text:style-name="P4"><text:span text:style-name="Absatz-Standardschriftart"><text:span text:style-name="T4">Version: 1.0</text:span></text:span></text:p>
      <text:p text:style-name="P4"><text:span text:style-name="Absatz-Standardschriftart"><text:span text:style-name="T4">Datum: 13.04.2017</text:span></text:span></text:p>
      <text:p text:style-name="P4"><text:span text:style-name="Absatz-Standardschriftart"><text:span text:style-name="T5">Author: Saskia Rütjerodt, Hajiba Bellmass,</text:span></text:span></text:p>
      <text:p text:style-name="P4"><text:span text:style-name="Absatz-Standardschriftart"><text:span text:style-name="T5">Cigdem Mangal, </text:span></text:span><text:span text:style-name="Absatz-Standardschriftart"><text:span text:style-name="T4">Martha Düpont</text:span></text:span></text:p>
      <text:p text:style-name="P4"><text:soft-page-break/></text:p>
      <text:p text:style-name="Standard"/>
      <text:h text:style-name="P40" text:outline-level="1"><text:bookmark-start text:name="_Toc481148302"/><text:bookmark-start text:name="__RefHeading__3275_1320936777"/><text:bookmark-start text:name="_Toc480741893"/><text:bookmark-start text:name="_Toc481146348"/>0.<text:tab/>Änderungsverzeichnis<text:bookmark-end text:name="_Toc481148302"/><text:bookmark-end text:name="__RefHeading__3275_1320936777"/><text:bookmark-end text:name="_Toc480741893"/><text:bookmark-end text:name="_Toc481146348"/></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10"><text:span text:style-name="Absatz-Standardschriftart"><text:span text:style-name="T6">Version</text:span></text:span></text:p>
          </table:table-cell>
          <table:table-cell table:style-name="Tabelle1.A1" office:value-type="string">
            <text:p text:style-name="P10"><text:span text:style-name="Absatz-Standardschriftart"><text:span text:style-name="T6">Datum</text:span></text:span></text:p>
          </table:table-cell>
          <table:table-cell table:style-name="Tabelle1.A1" office:value-type="string">
            <text:p text:style-name="P10"><text:span text:style-name="Absatz-Standardschriftart"><text:span text:style-name="T6">Abschnitt</text:span></text:span></text:p>
          </table:table-cell>
          <table:table-cell table:style-name="Tabelle1.A1" office:value-type="string">
            <text:p text:style-name="P10"><text:span text:style-name="Absatz-Standardschriftart"><text:span text:style-name="T6">Änderung</text:span></text:span></text:p>
          </table:table-cell>
          <table:table-cell table:style-name="Tabelle1.A1" office:value-type="string">
            <text:p text:style-name="P10"><text:span text:style-name="Absatz-Standardschriftart"><text:span text:style-name="T6">Autor</text:span></text:span></text:p>
          </table:table-cell>
        </table:table-row>
        <table:table-row>
          <table:table-cell table:style-name="Tabelle1.A1" office:value-type="string">
            <text:p text:style-name="P10">1.0</text:p>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row>
        <table:table-row>
          <table:table-cell table:style-name="Tabelle1.A1" office:value-type="string">
            <text:p text:style-name="P10">2.0</text:p>
          </table:table-cell>
          <table:table-cell table:style-name="Tabelle1.A1" office:value-type="string">
            <text:p text:style-name="P10">23.4.2017</text:p>
          </table:table-cell>
          <table:table-cell table:style-name="Tabelle1.A1" office:value-type="string">
            <text:p text:style-name="P10">Alles</text:p>
          </table:table-cell>
          <table:table-cell table:style-name="Tabelle1.A1" office:value-type="string">
            <text:p text:style-name="P10"/>
          </table:table-cell>
          <table:table-cell table:style-name="Tabelle1.A1" office:value-type="string">
            <text:p text:style-name="P10"/>
          </table:table-cell>
        </table:table-row>
      </table:table>
      <text:p text:style-name="Standard"/>
      <text:p text:style-name="P39"><text:bookmark-start text:name="_Toc481148303"/><text:bookmark-start text:name="_Toc481146349"/>Inhalt<text:bookmark-end text:name="_Toc481148303"/><text:bookmark-end text:name="_Toc481146349"/></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8"><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7"><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6"><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8"><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8"><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8"><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8"><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8"><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8"><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8"><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8"><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8"><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8"><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8"><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6"><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8"><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9"><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9"><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7"><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9"><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20"><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20"><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20"><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20"><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9"><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9"><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9"><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9"><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9"><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9"><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9"><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9"><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9"><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9"><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7"><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9"><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9"><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20"><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20"><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9"><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20"><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20"><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7"><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8304"/><text:bookmark-start text:name="__RefHeading__3277_1320936777"/><text:bookmark-start text:name="_Toc480741894"/><text:bookmark-start text:name="_Toc481146350"/>1.<text:tab/>Einführung<text:bookmark-end text:name="_Toc481148304"/><text:bookmark-end text:name="__RefHeading__3277_1320936777"/><text:bookmark-end text:name="_Toc480741894"/><text:bookmark-end text:name="_Toc481146350"/></text:h>
      <text:h text:style-name="Heading_20_2" text:outline-level="2"><text:bookmark-start text:name="_Toc481148305"/><text:bookmark-start text:name="__RefHeading__3279_1320936777"/><text:bookmark-start text:name="_Toc480741895"/><text:bookmark-start text:name="_Toc481146351"/>1.1<text:tab/>Umfeld<text:bookmark-end text:name="_Toc481148305"/><text:bookmark-end text:name="__RefHeading__3279_1320936777"/><text:bookmark-end text:name="_Toc480741895"/><text:bookmark-end text:name="_Toc481146351"/></text:h>
      <text:p text:style-name="P9">Auftraggeber ist Herr Mielebacher von der Hochschule Bremen. Es soll eine Wunschlistenanwendung umgesetzt werden.</text:p>
      <text:p text:style-name="P9">Der Auftragnehmer ist Team 2, welchem die Entwicklung des Systems in Auftrag gegeben wird.</text:p>
      <text:p text:style-name="P9">Das Pflichtenheft beschreibt die Anforderungen an das Projekt und den Ansatz für die Umsetzung. Änderungen an diesem Dokument sind von Auftraggeber und Auftragnehmer zu bestätigen.</text:p>
      <text:h text:style-name="Heading_20_2" text:outline-level="2"><text:bookmark-start text:name="_Toc481148306"/><text:bookmark-start text:name="__RefHeading__3281_1320936777"/><text:bookmark-start text:name="_Toc480741896"/><text:bookmark-start text:name="_Toc481146352"/>1.2<text:tab/>Zweck<text:bookmark-end text:name="_Toc481148306"/><text:bookmark-end text:name="__RefHeading__3281_1320936777"/><text:bookmark-end text:name="_Toc480741896"/><text:bookmark-end text:name="_Toc481146352"/></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8307"/><text:bookmark-start text:name="__RefHeading__3283_1320936777"/><text:bookmark-start text:name="_Toc480741897"/><text:bookmark-start text:name="_Toc481146353"/>1.3<text:tab/>Ausgangssituation und Ziele<text:bookmark-end text:name="_Toc481148307"/><text:bookmark-end text:name="__RefHeading__3283_1320936777"/><text:bookmark-end text:name="_Toc480741897"/><text:bookmark-end text:name="_Toc481146353"/></text:h>
      <text:p text:style-name="P25">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25"><text:s/>Der Auftraggeber möchte eine eigene Plattform etablieren. Diese soll sich von den existierenden Umsetzungen abheben.</text:p>
      <text:h text:style-name="Heading_20_2" text:outline-level="2"><text:bookmark-start text:name="_Toc481148308"/><text:bookmark-start text:name="__RefHeading__3285_1320936777"/><text:bookmark-start text:name="_Toc480741898"/><text:bookmark-start text:name="_Toc481146354"/><text:soft-page-break/>1.4<text:tab/>Umfang und Art der Webanwendung<text:bookmark-end text:name="_Toc481148308"/><text:bookmark-end text:name="__RefHeading__3285_1320936777"/><text:bookmark-end text:name="_Toc480741898"/><text:bookmark-end text:name="_Toc481146354"/></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21">Der Nutzer kann die Anwendung über eine Webadresse aufrufen und die Grundfunktionen direkt einsehen:</text:p>
      <text:list xml:id="list5861035802320436384" text:style-name="WWNum3">
        <text:list-item>
          <text:p text:style-name="P28">Wunschliste erstellen</text:p>
        </text:list-item>
        <text:list-item>
          <text:p text:style-name="P32">Demoseite mit Erklärungen aufrufen</text:p>
        </text:list-item>
        <text:list-item>
          <text:p text:style-name="P32">Wunschliste suchen</text:p>
        </text:list-item>
        <text:list-item>
          <text:p text:style-name="P32">Impressum anzeigen</text:p>
        </text:list-item>
        <text:list-item>
          <text:p text:style-name="P30">Datenschutzbestimmungen ansehen</text:p>
        </text:list-item>
      </text:list>
      <text:p text:style-name="P8">Eine Wunschliste hat folgende Eigenschaften:</text:p>
      <text:list xml:id="list1114229582360175672" text:style-name="WWNum1">
        <text:list-item>
          <text:p text:style-name="P38">Name der Wunschliste</text:p>
        </text:list-item>
        <text:list-item>
          <text:p text:style-name="P38">Name und Kontaktdaten des Wünschenden</text:p>
        </text:list-item>
        <text:list-item>
          <text:p text:style-name="P38">Ablaufdatum der Wunschliste</text:p>
        </text:list-item>
        <text:list-item>
          <text:p text:style-name="P38">Überraschungsmodus </text:p>
        </text:list-item>
        <text:list-item>
          <text:p text:style-name="P37">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21"/>
      <text:p text:style-name="P21"/>
      <text:h text:style-name="Heading_20_2" text:outline-level="2"><text:bookmark-start text:name="_Toc481148309"/><text:bookmark-start text:name="__RefHeading__3287_1320936777"/><text:bookmark-start text:name="_Toc480741899"/><text:bookmark-start text:name="_Toc481146355"/>1.5<text:tab/>Definitionen, Akronyme und Abkürzungen<text:bookmark-end text:name="_Toc481148309"/><text:bookmark-end text:name="__RefHeading__3287_1320936777"/><text:bookmark-end text:name="_Toc480741899"/><text:bookmark-end text:name="_Toc481146355"/></text:h>
      <text:p text:style-name="Standard">SW<text:tab/>Software</text:p>
      <text:p text:style-name="Standard">HW<text:tab/>Hardware</text:p>
      <text:h text:style-name="Heading_20_1" text:outline-level="1"><text:bookmark-start text:name="_Toc481148310"/><text:bookmark-start text:name="__RefHeading__3289_1320936777"/><text:bookmark-start text:name="_Toc481146356"/><text:bookmark-start text:name="_Toc480741900"/>2.<text:tab/>Bezug zu Dokument<text:bookmark-end text:name="_Toc480741900"/>en<text:bookmark-end text:name="_Toc481148310"/><text:bookmark-end text:name="__RefHeading__3289_1320936777"/><text:bookmark-end text:name="_Toc481146356"/></text:h>
      <text:h text:style-name="Heading_20_2" text:outline-level="2"><text:bookmark-start text:name="_Toc481148311"/><text:bookmark-start text:name="__RefHeading__3291_1320936777"/><text:bookmark-start text:name="_Toc480741901"/><text:bookmark-start text:name="_Toc481146357"/>2.1 Anwendbare Dokumente<text:bookmark-end text:name="_Toc481148311"/><text:bookmark-end text:name="__RefHeading__3291_1320936777"/><text:bookmark-end text:name="_Toc480741901"/><text:bookmark-end text:name="_Toc481146357"/></text:h>
      <text:p text:style-name="Standard"><text:soft-page-break/><text:span text:style-name="Absatz-Standardschriftart"><text:span text:style-name="T16">Styleguide</text:span></text:span></text:p>
      <text:p text:style-name="Standard"><text:span text:style-name="Absatz-Standardschriftart"><text:span text:style-name="T16">Dokumentation</text:span></text:span></text:p>
      <text:p text:style-name="Standard"><text:span text:style-name="Absatz-Standardschriftart"><text:span text:style-name="T16">Zeitplan</text:span></text:span></text:p>
      <text:p text:style-name="Standard"><text:span text:style-name="Absatz-Standardschriftart"><text:span text:style-name="T16">Anwendungsfall-Muster</text:span></text:span></text:p>
      <text:p text:style-name="Standard"><text:span text:style-name="Absatz-Standardschriftart"><text:span text:style-name="T16">DIN EN 9241 (Anpassung der Norm)</text:span></text:span></text:p>
      <text:h text:style-name="Heading_20_2" text:outline-level="2"><text:bookmark-start text:name="_Toc481148312"/><text:bookmark-start text:name="__RefHeading__3293_1320936777"/><text:bookmark-start text:name="_Toc480741902"/><text:bookmark-start text:name="_Toc481146358"/>2.2 Referenzierte Dokumente<text:bookmark-end text:name="_Toc481148312"/><text:bookmark-end text:name="__RefHeading__3293_1320936777"/><text:bookmark-end text:name="_Toc480741902"/><text:bookmark-end text:name="_Toc481146358"/></text:h>
      <text:p text:style-name="Standard">keine</text:p>
      <text:h text:style-name="Heading_20_1" text:outline-level="1"><text:bookmark-start text:name="_Toc481148313"/><text:bookmark-start text:name="__RefHeading__3295_1320936777"/><text:bookmark-start text:name="_Toc480741903"/><text:bookmark-start text:name="_Toc481146359"/>3. Anforderungen der Webanwendung<text:bookmark-end text:name="_Toc481148313"/><text:bookmark-end text:name="__RefHeading__3295_1320936777"/><text:bookmark-end text:name="_Toc480741903"/><text:bookmark-end text:name="_Toc481146359"/></text:h>
      <text:h text:style-name="Heading_20_2" text:outline-level="2"><text:bookmark-start text:name="_Toc481148314"/><text:bookmark-start text:name="__RefHeading__3297_1320936777"/><text:bookmark-start text:name="_Toc480741904"/><text:bookmark-start text:name="_Toc481146360"/>3.1 Übersicht<text:bookmark-end text:name="_Toc481148314"/><text:bookmark-end text:name="__RefHeading__3297_1320936777"/><text:bookmark-end text:name="_Toc480741904"/><text:bookmark-end text:name="_Toc481146360"/></text:h>
      <text:h text:style-name="Heading_20_3" text:outline-level="3"><text:bookmark-start text:name="_Toc481148315"/><text:bookmark-start text:name="__RefHeading__3299_1320936777"/><text:bookmark-start text:name="_Toc480741905"/><text:bookmark-start text:name="_Toc481146361"/>3.1.1 Aufruf und Startseite<text:bookmark-end text:name="_Toc481148315"/><text:bookmark-end text:name="__RefHeading__3299_1320936777"/><text:bookmark-end text:name="_Toc480741905"/><text:bookmark-end text:name="_Toc481146361"/></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9">ID</text:span></text:span></text:p>
          </table:table-cell>
          <table:table-cell table:style-name="Tabelle2.A1" office:value-type="string">
            <text:p text:style-name="Table_20_Contents"><text:span text:style-name="Absatz-Standardschriftart"><text:span text:style-name="T9">Typ</text:span></text:span></text:p>
          </table:table-cell>
          <table:table-cell table:style-name="Tabelle2.A1" office:value-type="string">
            <text:p text:style-name="Table_20_Contents"><text:span text:style-name="Absatz-Standardschriftart"><text:span text:style-name="T9">Beschreibung</text:span></text:span></text:p>
          </table:table-cell>
          <table:table-cell table:style-name="Tabelle2.A1" office:value-type="string">
            <text:p text:style-name="Table_20_Contents"><text:span text:style-name="Absatz-Standardschriftart"><text:span text:style-name="T9">Priorität</text:span></text:span></text:p>
          </table:table-cell>
          <table:table-cell table:style-name="Tabelle2.A1" office:value-type="string">
            <text:p text:style-name="Table_20_Contents"><text:span text:style-name="Absatz-Standardschriftart"><text:span text:style-name="T9">Kategorie</text:span></text:span></text:p>
          </table:table-cell>
        </table:table-row>
        <table:table-row>
          <table:table-cell table:style-name="Tabelle2.A2" office:value-type="string">
            <text:p text:style-name="Table_20_Contents"><text:span text:style-name="Absatz-Standardschriftart"><text:span text:style-name="T9">1.1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2"><text:span text:style-name="Absatz-Standardschriftart"><text:span text:style-name="T20">Die Webanwendung wird über einen Browser</text:span></text:span></text:p>
            <text:p text:style-name="P12"><text:span text:style-name="Absatz-Standardschriftart"><text:span text:style-name="T20">über Link </text:span></text:span><text:bookmark-start text:name="_Hlt4782985021"/><text:bookmark-start text:name="_Hlt4782985031"/><text:a xlink:type="simple" xlink:href="http://www.wünsch-dir-was.de" office:target-frame-name="_top" xlink:show="replace" text:style-name="Internet_20_link" text:visited-style-name="Visited_20_Internet_20_Link">ww</text:a><text:bookmark-end text:name="_Hlt4782985021"/><text:bookmark-end text:name="_Hlt4782985031"/><text:a xlink:type="simple" xlink:href="http://www.wünsch-dir-was.de" office:target-frame-name="_top" xlink:show="replace" text:style-name="Internet_20_link" text:visited-style-name="Visited_20_Internet_20_Link">w.wünsch-dir-</text:a><text:a xlink:type="simple" xlink:href="http://www.wünsch-dir-was.de" office:target-frame-name="_top" xlink:show="replace" text:style-name="Internet_20_link" text:visited-style-name="Visited_20_Internet_20_Link">was.de</text:a><text:span text:style-name="Absatz-Standardschriftart"><text:span text:style-name="T23"> aufgeruf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Zugriff</text:span></text:span></text:p>
          </table:table-cell>
        </table:table-row>
        <table:table-row>
          <table:table-cell table:style-name="Tabelle2.A1" office:value-type="string">
            <text:p text:style-name="P12"><text:span text:style-name="Absatz-Standardschriftart"><text:span text:style-name="T22">1.2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0">Der Nutzer landet nach Aufruf der Adresse auf</text:span></text:span></text:p>
            <text:p text:style-name="P12"><text:span text:style-name="Absatz-Standardschriftart"><text:span text:style-name="T20">der Startseite.</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3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2"><text:span text:style-name="Absatz-Standardschriftart"><text:span text:style-name="T21">Auf der Startseite kann der Webanwender eine neue Liste erstell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4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1">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50</text:span></text:span></text:p>
          </table:table-cell>
          <table:table-cell table:style-name="Tabelle2.A2" office:value-type="string">
            <text:p text:style-name="Table_20_Contents"><text:span text:style-name="Absatz-Standardschriftart"><text:span text:style-name="T13">nicht funktional</text:span></text:span></text:p>
          </table:table-cell>
          <table:table-cell table:style-name="Tabelle2.A2" office:value-type="string">
            <text:p text:style-name="P12"><text:span text:style-name="Absatz-Standardschriftart"><text:span text:style-name="T21">Auf der Startseite kann der Webanwender </text:span></text:span><text:span text:style-name="Absatz-Standardschriftart"><text:span text:style-name="T21">Impressumsinformationen anzeigen lass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60</text:span></text:span></text:p>
          </table:table-cell>
          <table:table-cell table:style-name="Tabelle2.A1" office:value-type="string">
            <text:p text:style-name="Table_20_Contents"><text:span text:style-name="Absatz-Standardschriftart"><text:span text:style-name="T13">nicht</text:span></text:span></text:p>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1">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8" office:value-type="string">
            <text:p text:style-name="Table_20_Contents"><text:span text:style-name="Absatz-Standardschriftart"><text:span text:style-name="T10">1.70</text:span></text:span></text:p>
          </table:table-cell>
          <table:table-cell table:style-name="Tabelle2.A8" office:value-type="string">
            <text:p text:style-name="Table_20_Contents"><text:span text:style-name="Absatz-Standardschriftart"><text:span text:style-name="T14">Funktional</text:span></text:span></text:p>
          </table:table-cell>
          <table:table-cell table:style-name="Tabelle2.A8" office:value-type="string">
            <text:p text:style-name="P12"><text:span text:style-name="Absatz-Standardschriftart"><text:span text:style-name="T20">Der Webanwender kann nach einer Wunschliste suchen</text:span></text:span></text:p>
          </table:table-cell>
          <table:table-cell table:style-name="Tabelle2.A8" office:value-type="string">
            <text:p text:style-name="Table_20_Contents"><text:span text:style-name="Absatz-Standardschriftart"><text:span text:style-name="T14">Kann</text:span></text:span></text:p>
          </table:table-cell>
          <table:table-cell table:style-name="Tabelle2.A8" office:value-type="string">
            <text:p text:style-name="Table_20_Contents"><text:span text:style-name="Absatz-Standardschriftart"><text:span text:style-name="T14">Startseite</text:span></text:span></text:p>
          </table:table-cell>
        </table:table-row>
      </table:table>
      <text:p text:style-name="Standard"/>
      <text:h text:style-name="Heading_20_3" text:outline-level="3"><text:bookmark-start text:name="_Toc481148316"/><text:bookmark-start text:name="__RefHeading__3301_1320936777"/><text:bookmark-start text:name="_Toc480741906"/><text:bookmark-start text:name="_Toc481146362"/>3.1.2 Wunschliste erstellen und verwalten<text:bookmark-end text:name="_Toc481148316"/><text:bookmark-end text:name="__RefHeading__3301_1320936777"/><text:bookmark-end text:name="_Toc480741906"/><text:bookmark-end text:name="_Toc48114636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0">ID</text:span></text:span></text:p>
          </table:table-cell>
          <table:table-cell table:style-name="Tabelle3.A1" office:value-type="string">
            <text:p text:style-name="Table_20_Contents"><text:span text:style-name="Absatz-Standardschriftart"><text:span text:style-name="T10">Typ</text:span></text:span></text:p>
          </table:table-cell>
          <table:table-cell table:style-name="Tabelle3.A1" office:value-type="string">
            <text:p text:style-name="Table_20_Contents"><text:span text:style-name="Absatz-Standardschriftart"><text:span text:style-name="T10">Beschreibung</text:span></text:span></text:p>
          </table:table-cell>
          <table:table-cell table:style-name="Tabelle3.A1" office:value-type="string">
            <text:p text:style-name="Table_20_Contents"><text:span text:style-name="Absatz-Standardschriftart"><text:span text:style-name="T10">Priorität</text:span></text:span></text:p>
          </table:table-cell>
          <table:table-cell table:style-name="Tabelle3.A1" office:value-type="string">
            <text:p text:style-name="Table_20_Contents"><text:span text:style-name="Absatz-Standardschriftart"><text:span text:style-name="T10">Kategorie</text:span></text:span></text:p>
          </table:table-cell>
        </table:table-row>
        <text:soft-page-break/>
        <table:table-row>
          <table:table-cell table:style-name="Tabelle3.A2" office:value-type="string">
            <text:p text:style-name="Table_20_Contents"><text:span text:style-name="Absatz-Standardschriftart"><text:span text:style-name="T10">2.10</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2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muss ein Ablaufdatum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2</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2"><text:span text:style-name="Absatz-Standardschriftart"><text:span text:style-name="T20">Das Ablaufdatum muss nach dem aktuellen </text:span></text:span><text:span text:style-name="Absatz-Standardschriftart"><text:span text:style-name="T20">Datum, dem Erstelldatum, lieg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3</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Ablauf des Enddatums ist die Liste nicht mehr aufruf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4</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muss einen Name der Wunschliste angeb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text:span></text:span><text:span text:style-name="Absatz-Standardschriftart"><text:span text:style-name="T14">Liste</text:span></text:span></text:p>
          </table:table-cell>
        </table:table-row>
        <table:table-row>
          <table:table-cell table:style-name="Tabelle3.A2" office:value-type="string">
            <text:p text:style-name="Table_20_Contents"><text:span text:style-name="Absatz-Standardschriftart"><text:span text:style-name="T10">2.4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eine Beschreibung angeben.</text:span></text:span></text:p>
          </table:table-cell>
          <table:table-cell table:style-name="Tabelle3.A2" office:value-type="string">
            <text:p text:style-name="Table_20_Contents"><text:span text:style-name="Absatz-Standardschriftart"><text:span text:style-name="T14">kann</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5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2</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2</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Die Liste kann bis zu 250 Wünsche speicher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Kapazität</text:span></text:span></text:p>
          </table:table-cell>
        </table:table-row>
        <table:table-row>
          <table:table-cell table:style-name="Tabelle3.A1" office:value-type="string">
            <text:p text:style-name="Table_20_Contents"><text:span text:style-name="Absatz-Standardschriftart"><text:span text:style-name="T10">2.7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den Erstellungsvorgang abbrech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Abbruch</text:span></text:span></text:p>
          </table:table-cell>
        </table:table-row>
        <table:table-row>
          <table:table-cell table:style-name="Tabelle3.A2" office:value-type="string">
            <text:p text:style-name="Table_20_Contents"><text:span text:style-name="Absatz-Standardschriftart"><text:span text:style-name="T10">2.74</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Zum Speichern muss der Wunschlistenersteller seinen </text:span></text:span><text:span text:style-name="Absatz-Standardschriftart"><text:span text:style-name="T20">Namen und eine E-Mail-Adress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8</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1" office:value-type="string">
            <text:p text:style-name="Table_20_Contents"><text:span text:style-name="Absatz-Standardschriftart"><text:span text:style-name="T10">2.80</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2"><text:span text:style-name="Absatz-Standardschriftart"><text:span text:style-name="T20">Änderungen sind alle weiteren </text:span></text:span><text:span text:style-name="Absatz-Standardschriftart"><text:span text:style-name="T20">Bearbeitungen der Liste nach dem ersten Erstel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Ändern</text:span></text:span></text:p>
          </table:table-cell>
        </table:table-row>
        <table:table-row>
          <table:table-cell table:style-name="Tabelle3.A2" office:value-type="string">
            <text:p text:style-name="Table_20_Contents"><text:span text:style-name="Absatz-Standardschriftart"><text:span text:style-name="T10">2.8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Ändern</text:span></text:span></text:p>
          </table:table-cell>
        </table:table-row>
        <table:table-row>
          <table:table-cell table:style-name="Tabelle3.A1" office:value-type="string">
            <text:p text:style-name="Table_20_Contents"><text:span text:style-name="Absatz-Standardschriftart"><text:span text:style-name="T10">2.9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22"><text:span text:style-name="Absatz-Standardschriftart"><text:span text:style-name="T14">Der </text:span></text:span><text:span text:style-name="Absatz-Standardschriftart"><text:span text:style-name="T20">Wunschlistenersteller </text:span></text:span><text:span text:style-name="Absatz-Standardschriftart"><text:span text:style-name="T14">kann das Design der Liste </text:span></text:span><text:span text:style-name="Absatz-Standardschriftart"><text:span text:style-name="T14">bearbeit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isierung</text:span></text:span></text:p>
          </table:table-cell>
        </table:table-row>
        <table:table-row>
          <table:table-cell table:style-name="Tabelle3.A2" office:value-type="string">
            <text:p text:style-name="Table_20_Contents"><text:span text:style-name="Absatz-Standardschriftart"><text:span text:style-name="T10">2.92</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eine Schriftart aus einer Liste von Schriftarten auswählen.</text:span></text:span></text:p>
          </table:table-cell>
          <table:table-cell table:style-name="Tabelle3.A2" office:value-type="string">
            <text:p text:style-name="P12"><text:span text:style-name="Absatz-Standardschriftart"><text:span text:style-name="T20">kann</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0">2.9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eine Farbkombination von </text:span></text:span><text:soft-page-break/><text:span text:style-name="Absatz-Standardschriftart"><text:span text:style-name="T20">Schrift- und </text:span></text:span><text:span text:style-name="Absatz-Standardschriftart"><text:span text:style-name="T20">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text:span></text:span><text:soft-page-break/><text:span text:style-name="Absatz-Standardschriftart"><text:span text:style-name="T14">isierung</text:span></text:span></text:p>
          </table:table-cell>
        </table:table-row>
        <table:table-row>
          <table:table-cell table:style-name="Tabelle3.A2" office:value-type="string">
            <text:p text:style-name="Table_20_Contents"><text:span text:style-name="Absatz-Standardschriftart"><text:span text:style-name="T10">2.94</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Die Gestaltung ist Optional, es sind Standardwerte voreingestellt.</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7">2.94.1</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2"><text:span text:style-name="Absatz-Standardschriftart"><text:span text:style-name="T19">Die </text:span></text:span><text:span text:style-name="Absatz-Standardschriftart"><text:span text:style-name="T19">Standardschriftfarbe ist schwarz.</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7">2.94.2</text:span></text:span></text:p>
          </table:table-cell>
          <table:table-cell table:style-name="Tabelle3.A2" office:value-type="string">
            <text:p text:style-name="Table_20_Contents"><text:span text:style-name="Absatz-Standardschriftart"><text:span text:style-name="T18">nicht funktional</text:span></text:span></text:p>
          </table:table-cell>
          <table:table-cell table:style-name="Tabelle3.A2" office:value-type="string">
            <text:p text:style-name="P12"><text:span text:style-name="Absatz-Standardschriftart"><text:span text:style-name="T19">Die Standardschriftart ist „Calibri“.</text:span></text:span></text:p>
          </table:table-cell>
          <table:table-cell table:style-name="Tabelle3.A2" office:value-type="string">
            <text:p text:style-name="Table_20_Contents"><text:span text:style-name="Absatz-Standardschriftart"><text:span text:style-name="T18">muss</text:span></text:span></text:p>
          </table:table-cell>
          <table:table-cell table:style-name="Tabelle3.A2" office:value-type="string">
            <text:p text:style-name="Table_20_Contents"><text:span text:style-name="Absatz-Standardschriftart"><text:span text:style-name="T18">Individualisierung</text:span></text:span></text:p>
          </table:table-cell>
        </table:table-row>
        <table:table-row>
          <table:table-cell table:style-name="Tabelle3.A1" office:value-type="string">
            <text:p text:style-name="Table_20_Contents"><text:span text:style-name="Absatz-Standardschriftart"><text:span text:style-name="T17">2.94.3</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2"><text:span text:style-name="Absatz-Standardschriftart"><text:span text:style-name="T19">Die Standardhintergrundfarbe ist weiß.</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0">2.10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text:span></text:span><text:span text:style-name="Absatz-Standardschriftart"><text:span text:style-name="T20">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1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Erstellen der Liste können von jedem Webanwender, der das Listenpasswort eingibt, Wünsche entfernt </text:span></text:span><text:span text:style-name="Absatz-Standardschriftart"><text:span text:style-name="T20">werd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12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3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ie fertige Wunschliste ist über eine eindeutige URL identifizierbar und </text:span></text:span><text:span text:style-name="Absatz-Standardschriftart"><text:span text:style-name="T20">aufrufbar.</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Zugriff</text:span></text:span></text:p>
          </table:table-cell>
        </table:table-row>
        <table:table-row>
          <table:table-cell table:style-name="Tabelle3.A2" office:value-type="string">
            <text:p text:style-name="Table_20_Contents"><text:span text:style-name="Absatz-Standardschriftart"><text:span text:style-name="T25">2.140</text:span></text:span></text:p>
          </table:table-cell>
          <table:table-cell table:style-name="Tabelle3.A2" office:value-type="string">
            <text:p text:style-name="Table_20_Contents"><text:span text:style-name="Absatz-Standardschriftart"><text:span text:style-name="T26">nicht funktional</text:span></text:span></text:p>
          </table:table-cell>
          <table:table-cell table:style-name="Tabelle3.A2" office:value-type="string">
            <text:p text:style-name="P12"><text:span text:style-name="Absatz-Standardschriftart"><text:span text:style-name="T27">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6">muss</text:span></text:span></text:p>
          </table:table-cell>
          <table:table-cell table:style-name="Tabelle3.A2" office:value-type="string">
            <text:p text:style-name="Table_20_Contents"><text:span text:style-name="Absatz-Standardschriftart"><text:span text:style-name="T26">Persistenz</text:span></text:span></text:p>
          </table:table-cell>
        </table:table-row>
        <table:table-row>
          <table:table-cell table:style-name="Tabelle3.A1" office:value-type="string">
            <text:p text:style-name="Table_20_Contents"><text:span text:style-name="Absatz-Standardschriftart"><text:span text:style-name="T10">2.1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einsehen, wie viele </text:span></text:span><text:span text:style-name="Absatz-Standardschriftart"><text:span text:style-name="T20">Wünsche bereits reserviert sind.</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Table_20_Contents"><text:span text:style-name="Absatz-Standardschriftart"><text:span text:style-name="T10">2.1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formationen</text:span></text:span></text:p>
          </table:table-cell>
        </table:table-row>
        <table:table-row>
          <table:table-cell table:style-name="Tabelle3.A1" office:value-type="string">
            <text:p text:style-name="Table_20_Contents"><text:span text:style-name="Absatz-Standardschriftart"><text:span text:style-name="T10">2.1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ebanwender kann sehen, wie lange die Wunschliste noch online ist </text:span></text:span><text:span text:style-name="Absatz-Standardschriftart"><text:span text:style-name="T20">(Countdow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
      <text:p text:style-name="Standard"/>
      <text:h text:style-name="Heading_20_3" text:outline-level="3"><text:bookmark-start text:name="_Toc481148317"/><text:bookmark-start text:name="__RefHeading__3303_1320936777"/><text:bookmark-start text:name="_Toc480741907"/><text:bookmark-start text:name="_Toc481146363"/>3.1.3 Wünsche<text:bookmark-end text:name="_Toc481148317"/><text:bookmark-end text:name="__RefHeading__3303_1320936777"/><text:bookmark-end text:name="_Toc480741907"/><text:bookmark-end text:name="_Toc481146363"/></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0">ID</text:span></text:span></text:p>
          </table:table-cell>
          <table:table-cell table:style-name="Tabelle4.A1" office:value-type="string">
            <text:p text:style-name="Table_20_Contents"><text:span text:style-name="Absatz-Standardschriftart"><text:span text:style-name="T10">Typ</text:span></text:span></text:p>
          </table:table-cell>
          <table:table-cell table:style-name="Tabelle4.A1" office:value-type="string">
            <text:p text:style-name="Table_20_Contents"><text:span text:style-name="Absatz-Standardschriftart"><text:span text:style-name="T10">Beschreibung</text:span></text:span></text:p>
          </table:table-cell>
          <table:table-cell table:style-name="Tabelle4.A1" office:value-type="string">
            <text:p text:style-name="Table_20_Contents"><text:span text:style-name="Absatz-Standardschriftart"><text:span text:style-name="T10">Priorität</text:span></text:span></text:p>
          </table:table-cell>
          <table:table-cell table:style-name="Tabelle4.A1" office:value-type="string">
            <text:p text:style-name="Table_20_Contents"><text:span text:style-name="Absatz-Standardschriftart"><text:span text:style-name="T10">Kategorie</text:span></text:span></text:p>
          </table:table-cell>
        </table:table-row>
        <table:table-row>
          <table:table-cell table:style-name="Tabelle4.A2" office:value-type="string">
            <text:p text:style-name="Table_20_Contents"><text:span text:style-name="Absatz-Standardschriftart"><text:span text:style-name="T10">3.1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2"><text:span text:style-name="Absatz-Standardschriftart"><text:span text:style-name="T20">Eine Wunschliste besteht aus mindestens einem Wunsch</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Erstellen Liste</text:span></text:span></text:p>
          </table:table-cell>
        </table:table-row>
        <table:table-row>
          <table:table-cell table:style-name="Tabelle4.A1" office:value-type="string">
            <text:p text:style-name="Table_20_Contents"><text:span text:style-name="Absatz-Standardschriftart"><text:span text:style-name="T10">3.2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Ein Wunsch hat einen Na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2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Ein Wunsch hat eine Beschreibung.</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ext:soft-page-break/>
        <table:table-row>
          <table:table-cell table:style-name="Tabelle4.A1" office:value-type="string">
            <text:p text:style-name="Table_20_Contents"><text:span text:style-name="Absatz-Standardschriftart"><text:span text:style-name="T10">3.2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Ein Wunsch kann einen Link zum Produkt bekom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3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2"><text:span text:style-name="Absatz-Standardschriftart"><text:span text:style-name="T20">Ein Wunsch kann keinen, einen oder mehrere Schenker hab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31</text:span></text:span></text:p>
          </table:table-cell>
          <table:table-cell table:style-name="Tabelle4.A1" office:value-type="string">
            <text:p text:style-name="Table_20_Contents"><text:span text:style-name="Absatz-Standardschriftart"><text:span text:style-name="T14">nicht funktional</text:span></text:span></text:p>
          </table:table-cell>
          <table:table-cell table:style-name="Tabelle4.A1" office:value-type="string">
            <text:p text:style-name="P12"><text:span text:style-name="Absatz-Standardschriftart"><text:span text:style-name="T20">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40</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Nur der Wunschlistenersteller kann Wünsche hinzufüg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text:span></text:span><text:span text:style-name="Absatz-Standardschriftart"><text:span text:style-name="T20">Wunschlistenersteller kann einen Wunsch bearbeit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Der Wunschlistenersteller kann den Namen eines Wunsches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Wunschlistenersteller kann die Beschreibung eines </text:span></text:span><text:span text:style-name="Absatz-Standardschriftart"><text:span text:style-name="T20">Wunsches änder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3</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Der Wunschlistenersteller kann den Link zu einem Wunsch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6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Wunschlistenersteller kann einen Wunsch lösch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
      <text:p text:style-name="P7"/>
      <text:h text:style-name="Heading_20_3" text:outline-level="3"><text:bookmark-start text:name="_Toc481148318"/><text:bookmark-start text:name="__RefHeading__3305_1320936777"/><text:bookmark-start text:name="_Toc480741908"/><text:bookmark-start text:name="_Toc481146364"/>3.1.4 Schenken<text:bookmark-end text:name="_Toc481148318"/><text:bookmark-end text:name="__RefHeading__3305_1320936777"/><text:bookmark-end text:name="_Toc480741908"/><text:bookmark-end text:name="_Toc481146364"/></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5">ID</text:span></text:span></text:p>
          </table:table-cell>
          <table:table-cell table:style-name="Tabelle5.A1" office:value-type="string">
            <text:p text:style-name="Table_20_Contents"><text:span text:style-name="Absatz-Standardschriftart"><text:span text:style-name="T15">Typ</text:span></text:span></text:p>
          </table:table-cell>
          <table:table-cell table:style-name="Tabelle5.A1" office:value-type="string">
            <text:p text:style-name="Table_20_Contents"><text:span text:style-name="Absatz-Standardschriftart"><text:span text:style-name="T15">Beschreibung</text:span></text:span></text:p>
          </table:table-cell>
          <table:table-cell table:style-name="Tabelle5.A1" office:value-type="string">
            <text:p text:style-name="Table_20_Contents"><text:span text:style-name="Absatz-Standardschriftart"><text:span text:style-name="T15">Priorität</text:span></text:span></text:p>
          </table:table-cell>
          <table:table-cell table:style-name="Tabelle5.A1" office:value-type="string">
            <text:p text:style-name="Table_20_Contents"><text:span text:style-name="Absatz-Standardschriftart"><text:span text:style-name="T15">Kategorie</text:span></text:span></text:p>
          </table:table-cell>
        </table:table-row>
        <table:table-row>
          <table:table-cell table:style-name="Tabelle5.A2" office:value-type="string">
            <text:p text:style-name="Table_20_Contents"><text:span text:style-name="Absatz-Standardschriftart"><text:span text:style-name="T15">4.10</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2">Jeder Wunsch kann keinen, einen oder mehrere Wunscherfüller ha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Wunsch</text:span></text:span></text:p>
          </table:table-cell>
        </table:table-row>
        <table:table-row>
          <table:table-cell table:style-name="Tabelle5.A1" office:value-type="string">
            <text:p text:style-name="Table_20_Contents"><text:span text:style-name="Absatz-Standardschriftart"><text:span text:style-name="T15">4.1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2">Ein Wunscherfüller kann mehrere Wünsche erfülle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15</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mit weiteren Wunscherfüllern Wünsche erfüll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0</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2">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21</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2">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2</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2">Ist der Überraschungsmodus aktiv, wird angezeigt, dass ein Geschenk reserviert is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3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einen Wunsch reservier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3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2">reserviert ein Wunscherfüller einen Wunsch wird er zur Eingabe seines Namens aufgeforder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4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einen Wunsch wieder <text:soft-page-break/>freige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text:span></text:span><text:soft-page-break/><text:span text:style-name="Absatz-Standardschriftart"><text:span text:style-name="T7">n</text:span></text:span></text:p>
          </table:table-cell>
        </table:table-row>
        <table:table-row>
          <table:table-cell table:style-name="Tabelle5.A1" office:value-type="string">
            <text:p text:style-name="Table_20_Contents"><text:span text:style-name="Absatz-Standardschriftart"><text:span text:style-name="T15">4.50</text:span></text:span></text:p>
          </table:table-cell>
          <table:table-cell table:style-name="Tabelle5.A1" office:value-type="string">
            <text:p text:style-name="Table_20_Contents"><text:span text:style-name="Absatz-Standardschriftart"><text:span text:style-name="T7">nicht </text:span></text:span><text:span text:style-name="Absatz-Standardschriftart"><text:span text:style-name="T7">funktional</text:span></text:span></text:p>
          </table:table-cell>
          <table:table-cell table:style-name="Tabelle5.A1" office:value-type="string">
            <text:p text:style-name="Table_20_Contents"><text:span text:style-name="Absatz-Standardschriftart"><text:span text:style-name="T7">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Persistenz</text:span></text:span></text:p>
          </table:table-cell>
        </table:table-row>
      </table:table>
      <text:p text:style-name="Standard"/>
      <text:h text:style-name="Heading_20_2" text:outline-level="2"><text:bookmark-start text:name="_Toc481148319"/><text:bookmark-start text:name="__RefHeading__3307_1320936777"/><text:bookmark-start text:name="_Toc481146365"/><text:bookmark-start text:name="_Toc480741909"/>3.2 Anwen<text:bookmark-end text:name="_Toc480741909"/>dungsfälle<text:bookmark-end text:name="_Toc481148319"/><text:bookmark-end text:name="__RefHeading__3307_1320936777"/><text:bookmark-end text:name="_Toc481146365"/></text:h>
      <text:h text:style-name="Heading_20_2" text:outline-level="2"><text:bookmark-start text:name="_Toc481148320"/><text:bookmark-start text:name="__RefHeading__3309_1320936777"/><text:bookmark-start text:name="_Toc480741910"/><text:bookmark-start text:name="_Toc481146366"/>3.2.1 Akteure<text:bookmark-end text:name="_Toc481148320"/><text:bookmark-end text:name="__RefHeading__3309_1320936777"/><text:bookmark-end text:name="_Toc480741910"/><text:bookmark-end text:name="_Toc481146366"/></text:h>
      <table:table table:name="Tabelle6" table:style-name="Tabelle6">
        <table:table-column table:style-name="Tabelle6.A"/>
        <table:table-column table:style-name="Tabelle6.B"/>
        <table:table-row>
          <table:table-cell table:style-name="Tabelle6.A1" office:value-type="string">
            <text:p text:style-name="P13">Webanwender:</text:p>
          </table:table-cell>
          <table:table-cell table:style-name="Tabelle6.A1" office:value-type="string">
            <text:p text:style-name="P15">jeder Nutzer der Webanwendung</text:p>
          </table:table-cell>
        </table:table-row>
        <table:table-row>
          <table:table-cell table:style-name="Tabelle6.A2" office:value-type="string">
            <text:p text:style-name="P13">Wunschlistenersteller/ Ersteller:</text:p>
          </table:table-cell>
          <table:table-cell table:style-name="Tabelle6.A2" office:value-type="string">
            <text:p text:style-name="P10">Nutzer der Webanwendung, der im System mindestens eine Wunschliste erstellt und somit ein Listenpasswort für die Wunschliste hat</text:p>
          </table:table-cell>
        </table:table-row>
        <table:table-row>
          <table:table-cell table:style-name="Tabelle6.A1" office:value-type="string">
            <text:p text:style-name="P13">Wunscherfüller:</text:p>
          </table:table-cell>
          <table:table-cell table:style-name="Tabelle6.A1" office:value-type="string">
            <text:p text:style-name="P10">Nutzer der Webanwendung, welcher auf eine Liste zugreift, ohne das Listenpasswort zu kennen.</text:p>
          </table:table-cell>
        </table:table-row>
      </table:table>
      <text:h text:style-name="Heading_20_2" text:outline-level="2"><text:bookmark-start text:name="_Toc481146367"/><text:bookmark-start text:name="__RefHeading__3311_1320936777"/><text:bookmark-start text:name="_Toc480741911"/></text:h>
      <text:h text:style-name="Heading_20_2" text:outline-level="2"><text:bookmark-start text:name="_Toc481148321"/>3.2.2 <text:bookmark-end text:name="__RefHeading__3311_1320936777"/><text:bookmark-end text:name="_Toc480741911"/>Diagramm<text:bookmark-end text:name="_Toc481146367"/><text:bookmark-end text:name="_Toc481148321"/></text:h>
      <text:p text:style-name="Text_20_body"><draw:frame draw:style-name="fr1" draw:name="Grafik2" text:anchor-type="paragraph" svg:x="0cm" svg:y="0.169cm" svg:width="16.002cm" svg:height="5.932cm" draw:z-index="0"><draw:image xlink:href="Pictures/2000000700005F030000233B3D0CE940.svm" xlink:type="simple" xlink:show="embed" xlink:actuate="onLoad"/></draw:frame><text:span text:style-name="Absatz-Standardschriftart"><text:span text:style-name="T28"/></text:span></text:p>
      <text:h text:style-name="Heading_20_2" text:outline-level="2"><text:bookmark-start text:name="_Toc481148322"/><text:bookmark-start text:name="__RefHeading__3313_1320936777"/><text:bookmark-start text:name="_Toc481146368"/><text:bookmark-start text:name="_Toc480741912"/>3.2.3 <text:bookmark-end text:name="_Toc480741912"/>Beschreibungen<text:bookmark-end text:name="_Toc481148322"/><text:bookmark-end text:name="__RefHeading__3313_1320936777"/><text:bookmark-end text:name="_Toc481146368"/></text:h>
      <table:table table:name="Tabelle7" table:style-name="Tabelle7">
        <table:table-column table:style-name="Tabelle7.A"/>
        <table:table-column table:style-name="Tabelle7.B"/>
        <table:table-row table:style-name="Tabelle7.1">
          <table:table-cell table:style-name="Tabelle7.A1" office:value-type="string">
            <text:p text:style-name="P14">Name:</text:p>
          </table:table-cell>
          <table:table-cell table:style-name="Tabelle7.A1" office:value-type="string">
            <text:p text:style-name="P14">Wunschlisten suchen </text:p>
          </table:table-cell>
        </table:table-row>
        <table:table-row table:style-name="Tabelle7.1">
          <table:table-cell table:style-name="Tabelle7.A2" office:value-type="string">
            <text:p text:style-name="P14">Akteure:</text:p>
          </table:table-cell>
          <table:table-cell table:style-name="Tabelle7.A2" office:value-type="string">
            <text:p text:style-name="P11">Wunscherfüller</text:p>
          </table:table-cell>
        </table:table-row>
        <text:soft-page-break/>
        <table:table-row table:style-name="Tabelle7.1">
          <table:table-cell table:style-name="Tabelle7.A1" office:value-type="string">
            <text:p text:style-name="P14">Kurzbeschreibung:</text:p>
          </table:table-cell>
          <table:table-cell table:style-name="Tabelle7.A1" office:value-type="string">
            <text:p text:style-name="P11">Wunscherfüller kann Wunschliste anderer Wunschlistenersteller über eine Suchleiste suchen</text:p>
          </table:table-cell>
        </table:table-row>
        <table:table-row table:style-name="Tabelle7.1">
          <table:table-cell table:style-name="Tabelle7.A2" office:value-type="string">
            <text:p text:style-name="P14">Auslöser:</text:p>
          </table:table-cell>
          <table:table-cell table:style-name="Tabelle7.A2" office:value-type="string">
            <text:p text:style-name="P11">Eingabe des Wunschlisten-Namen in der Suchleiste der Startseite der Webanwendung</text:p>
          </table:table-cell>
        </table:table-row>
        <table:table-row table:style-name="Tabelle7.1">
          <table:table-cell table:style-name="Tabelle7.A1" office:value-type="string">
            <text:p text:style-name="P14">Vorbedingung:</text:p>
          </table:table-cell>
          <table:table-cell table:style-name="Tabelle7.A1" office:value-type="string">
            <text:p text:style-name="P11">Aufruf der Startseite der Webanwendung</text:p>
          </table:table-cell>
        </table:table-row>
        <table:table-row table:style-name="Tabelle7.1">
          <table:table-cell table:style-name="Tabelle7.A2" office:value-type="string">
            <text:p text:style-name="P14">Nachbedingung:</text:p>
          </table:table-cell>
          <table:table-cell table:style-name="Tabelle7.A2" office:value-type="string">
            <text:p text:style-name="P11">Weiterleitung auf die gesuchte Wunschliste</text:p>
          </table:table-cell>
        </table:table-row>
        <table:table-row table:style-name="Tabelle7.1">
          <table:table-cell table:style-name="Tabelle7.A1" office:value-type="string">
            <text:p text:style-name="P14">Ablauf:</text:p>
          </table:table-cell>
          <table:table-cell table:style-name="Tabelle7.A1" office:value-type="string">
            <text:p text:style-name="P11">Der Wunscherfüller sieht beim Aufruf der Startseite der Webanwendung unter <text:span text:style-name="Absatz-Standardschriftart"><text:span text:style-name="T29">www.wuensch-dir-was.de</text:span></text:span> 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elle7.1">
          <table:table-cell table:style-name="Tabelle7.A2" office:value-type="string">
            <text:p text:style-name="P14">Alternative:</text:p>
          </table:table-cell>
          <table:table-cell table:style-name="Tabelle7.A2" office:value-type="string">
            <text:p text:style-name="P11">Wunschlisten suchen über Kategorien<text:span text:style-name="Absatz-Standardschriftart"><text:span text:style-name="T31"> </text:span></text:span></text:p>
          </table:table-cell>
        </table:table-row>
        <table:table-row table:style-name="Tabelle7.1">
          <table:table-cell table:style-name="Tabelle7.A1" office:value-type="string">
            <text:p text:style-name="P14">Benutzte Anwendungsfälle:</text:p>
          </table:table-cell>
          <table:table-cell table:style-name="Tabelle7.A1" office:value-type="string">
            <text:p text:style-name="P11">-</text:p>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14">Name:</text:p>
          </table:table-cell>
          <table:table-cell table:style-name="Tabelle27.A1" office:value-type="string">
            <text:p text:style-name="P14">Wunschlisten suchen über Kategorien </text:p>
          </table:table-cell>
        </table:table-row>
        <table:table-row table:style-name="Tabelle27.1">
          <table:table-cell table:style-name="Tabelle27.A2" office:value-type="string">
            <text:p text:style-name="P14">Akteure:</text:p>
          </table:table-cell>
          <table:table-cell table:style-name="Tabelle27.A2" office:value-type="string">
            <text:p text:style-name="P11">Wunscherfüller</text:p>
          </table:table-cell>
        </table:table-row>
        <table:table-row table:style-name="Tabelle27.3">
          <table:table-cell table:style-name="Tabelle27.A1" office:value-type="string">
            <text:p text:style-name="P14">Kurzbeschreibung:</text:p>
          </table:table-cell>
          <table:table-cell table:style-name="Tabelle27.A1" office:value-type="string">
            <text:p text:style-name="P11">Wunscherfüller kann Wunschliste anderer Wunschlistenersteller manuell über die Kategorien suchen</text:p>
          </table:table-cell>
        </table:table-row>
        <table:table-row table:style-name="Tabelle27.3">
          <table:table-cell table:style-name="Tabelle27.A2" office:value-type="string">
            <text:p text:style-name="P14">Auslöser:</text:p>
          </table:table-cell>
          <table:table-cell table:style-name="Tabelle27.A2" office:value-type="string">
            <text:p text:style-name="P11">Anklicken einer der auf der Startseite vorgegebenen Kategorien</text:p>
          </table:table-cell>
        </table:table-row>
        <table:table-row table:style-name="Tabelle27.3">
          <table:table-cell table:style-name="Tabelle27.A1" office:value-type="string">
            <text:p text:style-name="P14">Vorbedingung:</text:p>
          </table:table-cell>
          <table:table-cell table:style-name="Tabelle27.A1" office:value-type="string">
            <text:p text:style-name="P11">Aufruf der Startseite</text:p>
          </table:table-cell>
        </table:table-row>
        <table:table-row table:style-name="Tabelle27.3">
          <table:table-cell table:style-name="Tabelle27.A2" office:value-type="string">
            <text:p text:style-name="P14">Nachbedingung:</text:p>
          </table:table-cell>
          <table:table-cell table:style-name="Tabelle27.A2" office:value-type="string">
            <text:p text:style-name="P11">Weiterleitung auf die gesuchte Wunschliste </text:p>
          </table:table-cell>
        </table:table-row>
        <table:table-row table:style-name="Tabelle27.3">
          <table:table-cell table:style-name="Tabelle27.A1" office:value-type="string">
            <text:p text:style-name="P14">Ablauf:</text:p>
          </table:table-cell>
          <table:table-cell table:style-name="Tabelle27.A1" office:value-type="string">
            <text:p text:style-name="P11">Der Wunscherfüller sieht beim Aufruf der Startseite der Webanwendung unter <text:a xlink:type="simple" xlink:href="http://www.wünsch-dir-was.de" office:target-frame-name="_top" xlink:show="replace" text:style-name="Internet_20_link" text:visited-style-name="Visited_20_Internet_20_Link"><text:span text:style-name="Absatz-Standardschriftart"><text:span text:style-name="T24">www.wuensch-dir-was.de</text:span></text:span></text:a><text:span text:style-name="Absatz-Standardschriftart"><text:span text:style-name="T29"> </text:span></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able:table-row table:style-name="Tabelle27.3">
          <table:table-cell table:style-name="Tabelle27.A2" office:value-type="string">
            <text:p text:style-name="P14">Alternative:</text:p>
          </table:table-cell>
          <table:table-cell table:style-name="Tabelle27.A2" office:value-type="string">
            <text:p text:style-name="P11">Wunschliste suchen über Suchleiste </text:p>
          </table:table-cell>
        </table:table-row>
        <table:table-row table:style-name="Tabelle27.3">
          <table:table-cell table:style-name="Tabelle27.A1" office:value-type="string">
            <text:p text:style-name="P14">Benutzte Anwendungsfälle:</text:p>
          </table:table-cell>
          <table:table-cell table:style-name="Tabelle27.A1" office:value-type="string">
            <text:p text:style-name="P11">-</text:p>
          </table:table-cell>
        </table:table-row>
      </table:table>
      <text:p text:style-name="Standard"/>
      <table:table table:name="Tabelle9" table:style-name="Tabelle9">
        <table:table-column table:style-name="Tabelle9.A"/>
        <table:table-column table:style-name="Tabelle9.B"/>
        <text:soft-page-break/>
        <table:table-row table:style-name="Tabelle9.1">
          <table:table-cell table:style-name="Tabelle9.A1" office:value-type="string">
            <text:p text:style-name="P14">Name:</text:p>
          </table:table-cell>
          <table:table-cell table:style-name="Tabelle9.A1" office:value-type="string">
            <text:p text:style-name="P14">Wunschliste erstellen</text:p>
          </table:table-cell>
        </table:table-row>
        <table:table-row table:style-name="Tabelle9.1">
          <table:table-cell table:style-name="Tabelle9.A2" office:value-type="string">
            <text:p text:style-name="P14">Akteure:</text:p>
          </table:table-cell>
          <table:table-cell table:style-name="Tabelle9.A2" office:value-type="string">
            <text:p text:style-name="P11">Wunschlistenersteller</text:p>
          </table:table-cell>
        </table:table-row>
        <table:table-row table:style-name="Tabelle9.3">
          <table:table-cell table:style-name="Tabelle9.A1" office:value-type="string">
            <text:p text:style-name="P14">Kurzbeschreibung:</text:p>
          </table:table-cell>
          <table:table-cell table:style-name="Tabelle9.A1" office:value-type="string">
            <text:p text:style-name="P11">Der Wunschlistenersteller kann eine Wunschliste erstellen</text:p>
          </table:table-cell>
        </table:table-row>
        <table:table-row table:style-name="Tabelle9.3">
          <table:table-cell table:style-name="Tabelle9.A2" office:value-type="string">
            <text:p text:style-name="P14">Auslöser:</text:p>
          </table:table-cell>
          <table:table-cell table:style-name="Tabelle9.A2" office:value-type="string">
            <text:p text:style-name="P11">Anklicken des Buttons Wunschliste erstellen</text:p>
          </table:table-cell>
        </table:table-row>
        <table:table-row table:style-name="Tabelle9.3">
          <table:table-cell table:style-name="Tabelle9.A1" office:value-type="string">
            <text:p text:style-name="P14">Vorbedingung:</text:p>
          </table:table-cell>
          <table:table-cell table:style-name="Tabelle9.A1" office:value-type="string">
            <text:p text:style-name="P11">Aufruf der Startseite der Webanwendung</text:p>
          </table:table-cell>
        </table:table-row>
        <table:table-row table:style-name="Tabelle9.3">
          <table:table-cell table:style-name="Tabelle9.A2" office:value-type="string">
            <text:p text:style-name="P14">Nachbedingung:</text:p>
          </table:table-cell>
          <table:table-cell table:style-name="Tabelle9.A2" office:value-type="string">
            <text:p text:style-name="P11">Der Wunschlistenersteller hat eine Liste gespeichert welche nun unter eine eindeutigen URL zu finden ist.</text:p>
          </table:table-cell>
        </table:table-row>
        <table:table-row table:style-name="Tabelle9.3">
          <table:table-cell table:style-name="Tabelle9.A1" office:value-type="string">
            <text:p text:style-name="P14">Ablauf:</text:p>
          </table:table-cell>
          <table:table-cell table:style-name="Tabelle9.A1" office:value-type="string">
            <text:p text:style-name="P26">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elle9.3">
          <table:table-cell table:style-name="Tabelle9.A2" office:value-type="string">
            <text:p text:style-name="P14">Alternative:</text:p>
          </table:table-cell>
          <table:table-cell table:style-name="Tabelle9.A2" office:value-type="string">
            <text:p text:style-name="P11">-</text:p>
          </table:table-cell>
        </table:table-row>
        <table:table-row table:style-name="Tabelle9.3">
          <table:table-cell table:style-name="Tabelle9.A1" office:value-type="string">
            <text:p text:style-name="P14">Benutzte Anwendungsfälle:</text:p>
          </table:table-cell>
          <table:table-cell table:style-name="Tabelle9.A1" office:value-type="string">
            <text:p text:style-name="P11">Wunsch hinzufügen, Überraschungsmodus setzen</text:p>
          </table:table-cell>
        </table:table-row>
      </table:table>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3">Name:</text:p>
          </table:table-cell>
          <table:table-cell table:style-name="Tabelle8.A1" office:value-type="string">
            <text:p text:style-name="P13">Wunschliste verlassen</text:p>
          </table:table-cell>
        </table:table-row>
        <table:table-row table:style-name="Tabelle8.1">
          <table:table-cell table:style-name="Tabelle8.A2" office:value-type="string">
            <text:p text:style-name="P13">Akteure:</text:p>
          </table:table-cell>
          <table:table-cell table:style-name="Tabelle8.A2" office:value-type="string">
            <text:p text:style-name="P10">Ersteller</text:p>
          </table:table-cell>
        </table:table-row>
        <table:table-row table:style-name="Tabelle8.3">
          <table:table-cell table:style-name="Tabelle8.A1" office:value-type="string">
            <text:p text:style-name="P13">Kurzbeschreibung:</text:p>
          </table:table-cell>
          <table:table-cell table:style-name="Tabelle8.A1" office:value-type="string">
            <text:p text:style-name="P10">Ausloggen aus der Wunschliste</text:p>
          </table:table-cell>
        </table:table-row>
        <table:table-row table:style-name="Tabelle8.3">
          <table:table-cell table:style-name="Tabelle8.A2" office:value-type="string">
            <text:p text:style-name="P13">Auslöser:</text:p>
          </table:table-cell>
          <table:table-cell table:style-name="Tabelle8.A2" office:value-type="string">
            <text:p text:style-name="P10">Beenden/Abgebrochene Aktion des Wunscherfüllens</text:p>
          </table:table-cell>
        </table:table-row>
        <table:table-row table:style-name="Tabelle8.3">
          <table:table-cell table:style-name="Tabelle8.A1" office:value-type="string">
            <text:p text:style-name="P13">Vorbedingung:</text:p>
          </table:table-cell>
          <table:table-cell table:style-name="Tabelle8.A1" office:value-type="string">
            <text:p text:style-name="P10">Im Bearbeitungsmodus der Wunschliste, nach Eingabe des Listenpassworts</text:p>
          </table:table-cell>
        </table:table-row>
        <table:table-row table:style-name="Tabelle8.3">
          <table:table-cell table:style-name="Tabelle8.A2" office:value-type="string">
            <text:p text:style-name="P13">Nachbedingung:</text:p>
          </table:table-cell>
          <table:table-cell table:style-name="Tabelle8.A2" office:value-type="string">
            <text:p text:style-name="P10">Der Ersteller beendet seine Sitzung und wird auf die Startseite geleitet</text:p>
          </table:table-cell>
        </table:table-row>
        <table:table-row table:style-name="Tabelle8.3">
          <table:table-cell table:style-name="Tabelle8.A1" office:value-type="string">
            <text:p text:style-name="P13">Ablauf:</text:p>
          </table:table-cell>
          <table:table-cell table:style-name="Tabelle8.A1" office:value-type="string">
            <text:p text:style-name="P10">Nach erfolgreicher Bearbeitung, Erstellung oder Abbruch des Vorgangs, kann sich der Ersteller über den Logoutbutton ausloggen und somit die Wunschliste verlassen.</text:p>
          </table:table-cell>
        </table:table-row>
        <text:soft-page-break/>
        <table:table-row table:style-name="Tabelle8.3">
          <table:table-cell table:style-name="Tabelle8.A2" office:value-type="string">
            <text:p text:style-name="P13">Alternative:</text:p>
          </table:table-cell>
          <table:table-cell table:style-name="Tabelle8.A2" office:value-type="string">
            <text:p text:style-name="P10">-</text:p>
          </table:table-cell>
        </table:table-row>
        <table:table-row table:style-name="Tabelle8.3">
          <table:table-cell table:style-name="Tabelle8.A1" office:value-type="string">
            <text:p text:style-name="P13">Benutzte Anwendungsfälle:</text:p>
          </table:table-cell>
          <table:table-cell table:style-name="Tabelle8.A1" office:value-type="string">
            <text:p text:style-name="P10">Wunschliste erstellen, Wunschliste bearbeiten</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4">Name:</text:p>
          </table:table-cell>
          <table:table-cell table:style-name="Tabelle13.A1" office:value-type="string">
            <text:p text:style-name="P14">Wunschliste löschen</text:p>
          </table:table-cell>
        </table:table-row>
        <table:table-row table:style-name="Tabelle13.1">
          <table:table-cell table:style-name="Tabelle13.A2" office:value-type="string">
            <text:p text:style-name="P14">Akteure:</text:p>
          </table:table-cell>
          <table:table-cell table:style-name="Tabelle13.A2" office:value-type="string">
            <text:p text:style-name="P11">Wunschlistenersteller</text:p>
          </table:table-cell>
        </table:table-row>
        <table:table-row table:style-name="Tabelle13.3">
          <table:table-cell table:style-name="Tabelle13.A1" office:value-type="string">
            <text:p text:style-name="P14">Kurzbeschreibung:</text:p>
          </table:table-cell>
          <table:table-cell table:style-name="Tabelle13.A1" office:value-type="string">
            <text:p text:style-name="P11">Löschen einer aktiven Wunschliste</text:p>
          </table:table-cell>
        </table:table-row>
        <table:table-row table:style-name="Tabelle13.3">
          <table:table-cell table:style-name="Tabelle13.A2" office:value-type="string">
            <text:p text:style-name="P14">Auslöser:</text:p>
          </table:table-cell>
          <table:table-cell table:style-name="Tabelle13.A2" office:value-type="string">
            <text:p text:style-name="P11">Auswahl des Menüpunktes Wunschliste löschen</text:p>
          </table:table-cell>
        </table:table-row>
        <table:table-row table:style-name="Tabelle13.3">
          <table:table-cell table:style-name="Tabelle13.A1" office:value-type="string">
            <text:p text:style-name="P14">Vorbedingung:</text:p>
          </table:table-cell>
          <table:table-cell table:style-name="Tabelle13.A1" office:value-type="string">
            <text:p text:style-name="P11">Eingeloggt als Wunschlistenersteller</text:p>
          </table:table-cell>
        </table:table-row>
        <table:table-row table:style-name="Tabelle13.3">
          <table:table-cell table:style-name="Tabelle13.A2" office:value-type="string">
            <text:p text:style-name="P14">Nachbedingung:</text:p>
          </table:table-cell>
          <table:table-cell table:style-name="Tabelle13.A2" office:value-type="string">
            <text:p text:style-name="P11">Wunschliste gelöscht, Login nicht mehr möglich, kein Zugriff mehr auf die Wunschliste</text:p>
          </table:table-cell>
        </table:table-row>
        <table:table-row table:style-name="Tabelle13.3">
          <table:table-cell table:style-name="Tabelle13.A1" office:value-type="string">
            <text:p text:style-name="P14">Ablauf:</text:p>
          </table:table-cell>
          <table:table-cell table:style-name="Tabelle13.A1" office:value-type="string">
            <text:p text:style-name="P11">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elle13.3">
          <table:table-cell table:style-name="Tabelle13.A2" office:value-type="string">
            <text:p text:style-name="P14">Alternative:</text:p>
          </table:table-cell>
          <table:table-cell table:style-name="Tabelle13.A2" office:value-type="string">
            <text:p text:style-name="P11">Automatische Löschung nach Ablauf des Enddatums</text:p>
          </table:table-cell>
        </table:table-row>
        <table:table-row table:style-name="Tabelle13.3">
          <table:table-cell table:style-name="Tabelle13.A1" office:value-type="string">
            <text:p text:style-name="P14">Benutzte Anwendungsfälle:</text:p>
          </table:table-cell>
          <table:table-cell table:style-name="Tabelle13.A1" office:value-type="string">
            <text:p text:style-name="P11">Einloggen</text:p>
          </table:table-cell>
        </table:table-row>
      </table:table>
      <text:p text:style-name="Standard"/>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4">Name:</text:p>
          </table:table-cell>
          <table:table-cell table:style-name="Tabelle14.A1" office:value-type="string">
            <text:p text:style-name="P14">Wunschliste bearbeiten</text:p>
          </table:table-cell>
        </table:table-row>
        <table:table-row table:style-name="Tabelle14.1">
          <table:table-cell table:style-name="Tabelle14.A2" office:value-type="string">
            <text:p text:style-name="P14">Akteure:</text:p>
          </table:table-cell>
          <table:table-cell table:style-name="Tabelle14.A2" office:value-type="string">
            <text:p text:style-name="P11">Wunschlistenersteller</text:p>
          </table:table-cell>
        </table:table-row>
        <table:table-row table:style-name="Tabelle14.3">
          <table:table-cell table:style-name="Tabelle14.A1" office:value-type="string">
            <text:p text:style-name="P14">Kurzbeschreibung:</text:p>
          </table:table-cell>
          <table:table-cell table:style-name="Tabelle14.A1" office:value-type="string">
            <text:p text:style-name="P11">Bearbeiten der Wuschliste, Hinzufügen, Ändern, Löschen von Wünschen oder Individualisierung der Wunschliste.</text:p>
          </table:table-cell>
        </table:table-row>
        <table:table-row table:style-name="Tabelle14.3">
          <table:table-cell table:style-name="Tabelle14.A2" office:value-type="string">
            <text:p text:style-name="P14">Auslöser:</text:p>
          </table:table-cell>
          <table:table-cell table:style-name="Tabelle14.A2" office:value-type="string">
            <text:p text:style-name="P11">Bearbeiten der Wunschliste ausgewählt</text:p>
          </table:table-cell>
        </table:table-row>
        <table:table-row table:style-name="Tabelle14.3">
          <table:table-cell table:style-name="Tabelle14.A1" office:value-type="string">
            <text:p text:style-name="P14">Vorbedingung:</text:p>
          </table:table-cell>
          <table:table-cell table:style-name="Tabelle14.A1" office:value-type="string">
            <text:p text:style-name="P11">Eingeloggt als Wunschlistenersteller</text:p>
          </table:table-cell>
        </table:table-row>
        <table:table-row table:style-name="Tabelle14.3">
          <table:table-cell table:style-name="Tabelle14.A2" office:value-type="string">
            <text:p text:style-name="P14">Nachbedingung:</text:p>
          </table:table-cell>
          <table:table-cell table:style-name="Tabelle14.A2" office:value-type="string">
            <text:p text:style-name="P11">Bearbeitete Wunschliste gespeichert oder verworfen</text:p>
          </table:table-cell>
        </table:table-row>
        <text:soft-page-break/>
        <table:table-row table:style-name="Tabelle14.3">
          <table:table-cell table:style-name="Tabelle14.A1" office:value-type="string">
            <text:p text:style-name="P14">Ablauf:</text:p>
          </table:table-cell>
          <table:table-cell table:style-name="Tabelle14.A1" office:value-type="string">
            <text:p text:style-name="P11">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elle14.3">
          <table:table-cell table:style-name="Tabelle14.A2" office:value-type="string">
            <text:p text:style-name="P14">Alternative:</text:p>
          </table:table-cell>
          <table:table-cell table:style-name="Tabelle14.A2" office:value-type="string">
            <text:p text:style-name="P11">-</text:p>
          </table:table-cell>
        </table:table-row>
        <table:table-row table:style-name="Tabelle14.3">
          <table:table-cell table:style-name="Tabelle14.A1" office:value-type="string">
            <text:p text:style-name="P14">Benutzte Anwendungsfälle:</text:p>
          </table:table-cell>
          <table:table-cell table:style-name="Tabelle14.A1" office:value-type="string">
            <text:p text:style-name="P11">Wunsch hinzufügen, Wunsch bearbeiten, Wunsch löschen, Wunschliste gestalten, Wunschliste löschen</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4">Name:</text:p>
          </table:table-cell>
          <table:table-cell table:style-name="Tabelle16.A1" office:value-type="string">
            <text:p text:style-name="P14">Wunsch hinzufügen</text:p>
          </table:table-cell>
        </table:table-row>
        <table:table-row table:style-name="Tabelle16.1">
          <table:table-cell table:style-name="Tabelle16.A2" office:value-type="string">
            <text:p text:style-name="P14">Akteure:</text:p>
          </table:table-cell>
          <table:table-cell table:style-name="Tabelle16.A2" office:value-type="string">
            <text:p text:style-name="P11">Wunschlistenersteller</text:p>
          </table:table-cell>
        </table:table-row>
        <table:table-row table:style-name="Tabelle16.3">
          <table:table-cell table:style-name="Tabelle16.A1" office:value-type="string">
            <text:p text:style-name="P14">Kurzbeschreibung:</text:p>
          </table:table-cell>
          <table:table-cell table:style-name="Tabelle16.A1" office:value-type="string">
            <text:p text:style-name="P11">Hinzufügen eines Wunsches zur Wunschliste</text:p>
          </table:table-cell>
        </table:table-row>
        <table:table-row table:style-name="Tabelle16.3">
          <table:table-cell table:style-name="Tabelle16.A2" office:value-type="string">
            <text:p text:style-name="P14">Auslöser:</text:p>
          </table:table-cell>
          <table:table-cell table:style-name="Tabelle16.A2" office:value-type="string">
            <text:p text:style-name="P11">Wunsch hinzufügen gewählt</text:p>
          </table:table-cell>
        </table:table-row>
        <table:table-row table:style-name="Tabelle16.3">
          <table:table-cell table:style-name="Tabelle16.A1" office:value-type="string">
            <text:p text:style-name="P14">Vorbedingung:</text:p>
          </table:table-cell>
          <table:table-cell table:style-name="Tabelle16.A1" office:value-type="string">
            <text:p text:style-name="P11">Eingeloggt als Wunschlistenersteller</text:p>
          </table:table-cell>
        </table:table-row>
        <table:table-row table:style-name="Tabelle16.3">
          <table:table-cell table:style-name="Tabelle16.A2" office:value-type="string">
            <text:p text:style-name="P14">Nachbedingung:</text:p>
          </table:table-cell>
          <table:table-cell table:style-name="Tabelle16.A2" office:value-type="string">
            <text:p text:style-name="P11">Bearbeitete Wunschliste gespeichert oder verworfen</text:p>
          </table:table-cell>
        </table:table-row>
        <table:table-row table:style-name="Tabelle16.3">
          <table:table-cell table:style-name="Tabelle16.A1" office:value-type="string">
            <text:p text:style-name="P14">Ablauf:</text:p>
          </table:table-cell>
          <table:table-cell table:style-name="Tabelle16.A1" office:value-type="string">
            <text:p text:style-name="P11">Der Ersteller gibt in einem Formular den Namen und die Beschreibung eines neuen Wunsches an und optional einen Link zu dem gewünschten Produkt.</text:p>
          </table:table-cell>
        </table:table-row>
        <table:table-row table:style-name="Tabelle16.3">
          <table:table-cell table:style-name="Tabelle16.A2" office:value-type="string">
            <text:p text:style-name="P14">Alternative:</text:p>
          </table:table-cell>
          <table:table-cell table:style-name="Tabelle16.A2" office:value-type="string">
            <text:p text:style-name="P11">-</text:p>
          </table:table-cell>
        </table:table-row>
        <table:table-row table:style-name="Tabelle16.3">
          <table:table-cell table:style-name="Tabelle16.A1" office:value-type="string">
            <text:p text:style-name="P14">Benutzte Anwendungsfälle:</text:p>
          </table:table-cell>
          <table:table-cell table:style-name="Tabelle16.A1" office:value-type="string">
            <text:p text:style-name="P11">-</text:p>
          </table:table-cell>
        </table:table-row>
      </table:table>
      <text:p text:style-name="Standard"/>
      <table:table table:name="Tabelle17" table:style-name="Tabelle17">
        <table:table-column table:style-name="Tabelle17.A"/>
        <table:table-column table:style-name="Tabelle17.B"/>
        <table:table-row table:style-name="Tabelle17.1">
          <table:table-cell table:style-name="Tabelle17.A1" office:value-type="string">
            <text:p text:style-name="P14">Name:</text:p>
          </table:table-cell>
          <table:table-cell table:style-name="Tabelle17.A1" office:value-type="string">
            <text:p text:style-name="P14">Wunsch bearbeiten</text:p>
          </table:table-cell>
        </table:table-row>
        <table:table-row table:style-name="Tabelle17.1">
          <table:table-cell table:style-name="Tabelle17.A2" office:value-type="string">
            <text:p text:style-name="P14">Akteure:</text:p>
          </table:table-cell>
          <table:table-cell table:style-name="Tabelle17.A2" office:value-type="string">
            <text:p text:style-name="P11">Wunschlistenersteller</text:p>
          </table:table-cell>
        </table:table-row>
        <table:table-row table:style-name="Tabelle17.3">
          <table:table-cell table:style-name="Tabelle17.A1" office:value-type="string">
            <text:p text:style-name="P14">Kurzbeschreibung:</text:p>
          </table:table-cell>
          <table:table-cell table:style-name="Tabelle17.A1" office:value-type="string">
            <text:p text:style-name="P11">Bearbeiten der Eigenschaften eines Wunsches</text:p>
          </table:table-cell>
        </table:table-row>
        <table:table-row table:style-name="Tabelle17.3">
          <table:table-cell table:style-name="Tabelle17.A2" office:value-type="string">
            <text:p text:style-name="P14">Auslöser:</text:p>
          </table:table-cell>
          <table:table-cell table:style-name="Tabelle17.A2" office:value-type="string">
            <text:p text:style-name="P11">Bearbeiten der Wunschliste ausgewählt und Wunsch zur Bearbeitung ausgewählt</text:p>
          </table:table-cell>
        </table:table-row>
        <table:table-row table:style-name="Tabelle17.3">
          <table:table-cell table:style-name="Tabelle17.A1" office:value-type="string">
            <text:p text:style-name="P14">Vorbedingung:</text:p>
          </table:table-cell>
          <table:table-cell table:style-name="Tabelle17.A1" office:value-type="string">
            <text:p text:style-name="P11">Eingeloggt als Wunschlistenersteller</text:p>
          </table:table-cell>
        </table:table-row>
        <table:table-row table:style-name="Tabelle17.3">
          <table:table-cell table:style-name="Tabelle17.A2" office:value-type="string">
            <text:p text:style-name="P14">Nachbedingung:</text:p>
          </table:table-cell>
          <table:table-cell table:style-name="Tabelle17.A2" office:value-type="string">
            <text:p text:style-name="P11">Bearbeitete Wunschliste gespeichert oder verworfen</text:p>
          </table:table-cell>
        </table:table-row>
        <text:soft-page-break/>
        <table:table-row table:style-name="Tabelle17.3">
          <table:table-cell table:style-name="Tabelle17.A1" office:value-type="string">
            <text:p text:style-name="P14">Ablauf:</text:p>
          </table:table-cell>
          <table:table-cell table:style-name="Tabelle17.A1" office:value-type="string">
            <text:p text:style-name="P11">Der Ersteller wählt einen Wunsch zur Bearbeitung aus und ändert den Namen, die Beschreibung oder den Link zum Produkt, oder beliebige Kombination der Eigenschaften. Oder der Ersteller löscht den Wunsch.</text:p>
          </table:table-cell>
        </table:table-row>
        <table:table-row table:style-name="Tabelle17.3">
          <table:table-cell table:style-name="Tabelle17.A2" office:value-type="string">
            <text:p text:style-name="P14">Alternative:</text:p>
          </table:table-cell>
          <table:table-cell table:style-name="Tabelle17.A2" office:value-type="string">
            <text:p text:style-name="P11">-</text:p>
          </table:table-cell>
        </table:table-row>
        <table:table-row table:style-name="Tabelle17.3">
          <table:table-cell table:style-name="Tabelle17.A1" office:value-type="string">
            <text:p text:style-name="P14">Benutzte Anwendungsfälle:</text:p>
          </table:table-cell>
          <table:table-cell table:style-name="Tabelle17.A1" office:value-type="string">
            <text:p text:style-name="P11">Wunsch löschen</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14">Name:</text:p>
          </table:table-cell>
          <table:table-cell table:style-name="Tabelle28.A1" office:value-type="string">
            <text:p text:style-name="P14">Wunsch löschen</text:p>
          </table:table-cell>
        </table:table-row>
        <table:table-row table:style-name="Tabelle28.1">
          <table:table-cell table:style-name="Tabelle28.A2" office:value-type="string">
            <text:p text:style-name="P14">Akteure:</text:p>
          </table:table-cell>
          <table:table-cell table:style-name="Tabelle28.A2" office:value-type="string">
            <text:p text:style-name="P11">Wunschlistenersteller</text:p>
          </table:table-cell>
        </table:table-row>
        <table:table-row table:style-name="Tabelle28.3">
          <table:table-cell table:style-name="Tabelle28.A1" office:value-type="string">
            <text:p text:style-name="P14">Kurzbeschreibung:</text:p>
          </table:table-cell>
          <table:table-cell table:style-name="Tabelle28.A1" office:value-type="string">
            <text:p text:style-name="P11">Löschen eines Wunsches aus der Liste</text:p>
          </table:table-cell>
        </table:table-row>
        <table:table-row table:style-name="Tabelle28.3">
          <table:table-cell table:style-name="Tabelle28.A2" office:value-type="string">
            <text:p text:style-name="P14">Auslöser:</text:p>
          </table:table-cell>
          <table:table-cell table:style-name="Tabelle28.A2" office:value-type="string">
            <text:p text:style-name="P11">Bearbeiten der Wunschliste ausgewählt und Wunsch ausgewählt</text:p>
          </table:table-cell>
        </table:table-row>
        <table:table-row table:style-name="Tabelle28.3">
          <table:table-cell table:style-name="Tabelle28.A1" office:value-type="string">
            <text:p text:style-name="P14">Vorbedingung:</text:p>
          </table:table-cell>
          <table:table-cell table:style-name="Tabelle28.A1" office:value-type="string">
            <text:p text:style-name="P11">Eingeloggt als Wunschlistenersteller</text:p>
          </table:table-cell>
        </table:table-row>
        <table:table-row table:style-name="Tabelle28.3">
          <table:table-cell table:style-name="Tabelle28.A2" office:value-type="string">
            <text:p text:style-name="P14">Nachbedingung:</text:p>
          </table:table-cell>
          <table:table-cell table:style-name="Tabelle28.A2" office:value-type="string">
            <text:p text:style-name="P11">Bearbeitete Wunschliste gespeichert oder verworfen</text:p>
          </table:table-cell>
        </table:table-row>
        <table:table-row table:style-name="Tabelle28.3">
          <table:table-cell table:style-name="Tabelle28.A1" office:value-type="string">
            <text:p text:style-name="P14">Ablauf:</text:p>
          </table:table-cell>
          <table:table-cell table:style-name="Tabelle28.A1" office:value-type="string">
            <text:p text:style-name="P11">Der Ersteller hat einen Wunsch zur Bearbeitung ausgewählt und löscht diesen aus der Liste.</text:p>
          </table:table-cell>
        </table:table-row>
        <table:table-row table:style-name="Tabelle28.3">
          <table:table-cell table:style-name="Tabelle28.A2" office:value-type="string">
            <text:p text:style-name="P14">Alternative:</text:p>
          </table:table-cell>
          <table:table-cell table:style-name="Tabelle28.A2" office:value-type="string">
            <text:p text:style-name="P11">-</text:p>
          </table:table-cell>
        </table:table-row>
        <table:table-row table:style-name="Tabelle28.3">
          <table:table-cell table:style-name="Tabelle28.A1" office:value-type="string">
            <text:p text:style-name="P14">Benutzte Anwendungsfälle:</text:p>
          </table:table-cell>
          <table:table-cell table:style-name="Tabelle28.A1" office:value-type="string">
            <text:p text:style-name="P11">-</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14">Name:</text:p>
          </table:table-cell>
          <table:table-cell table:style-name="Tabelle29.A1" office:value-type="string">
            <text:p text:style-name="P14">Wunschliste gestalten</text:p>
          </table:table-cell>
        </table:table-row>
        <table:table-row table:style-name="Tabelle29.1">
          <table:table-cell table:style-name="Tabelle29.A2" office:value-type="string">
            <text:p text:style-name="P14">Akteure:</text:p>
          </table:table-cell>
          <table:table-cell table:style-name="Tabelle29.A2" office:value-type="string">
            <text:p text:style-name="P11">Wunschlistenersteller</text:p>
          </table:table-cell>
        </table:table-row>
        <table:table-row table:style-name="Tabelle29.3">
          <table:table-cell table:style-name="Tabelle29.A1" office:value-type="string">
            <text:p text:style-name="P14">Kurzbeschreibung:</text:p>
          </table:table-cell>
          <table:table-cell table:style-name="Tabelle29.A1" office:value-type="string">
            <text:p text:style-name="P11">Individualisierte gestalterische Anpassung der Wunschliste</text:p>
          </table:table-cell>
        </table:table-row>
        <table:table-row table:style-name="Tabelle29.3">
          <table:table-cell table:style-name="Tabelle29.A2" office:value-type="string">
            <text:p text:style-name="P14">Auslöser:</text:p>
          </table:table-cell>
          <table:table-cell table:style-name="Tabelle29.A2" office:value-type="string">
            <text:p text:style-name="P11">Gestalten der Wunschliste ausgewählt</text:p>
          </table:table-cell>
        </table:table-row>
        <table:table-row table:style-name="Tabelle29.3">
          <table:table-cell table:style-name="Tabelle29.A1" office:value-type="string">
            <text:p text:style-name="P14">Vorbedingung:</text:p>
          </table:table-cell>
          <table:table-cell table:style-name="Tabelle29.A1" office:value-type="string">
            <text:p text:style-name="P11">Eingeloggt als Wunschlistenersteller</text:p>
          </table:table-cell>
        </table:table-row>
        <table:table-row table:style-name="Tabelle29.3">
          <table:table-cell table:style-name="Tabelle29.A2" office:value-type="string">
            <text:p text:style-name="P14">Nachbedingung:</text:p>
          </table:table-cell>
          <table:table-cell table:style-name="Tabelle29.A2" office:value-type="string">
            <text:p text:style-name="P11">Bearbeitete Wunschliste gespeichert oder verworfen</text:p>
          </table:table-cell>
        </table:table-row>
        <table:table-row table:style-name="Tabelle29.3">
          <table:table-cell table:style-name="Tabelle29.A1" office:value-type="string">
            <text:p text:style-name="P14">Ablauf:</text:p>
          </table:table-cell>
          <table:table-cell table:style-name="Tabelle29.A1" office:value-type="string">
            <text:p text:style-name="P11">Nachdem der Wunschlistenersteller sich in seine Wunschliste eingeloggt hat, kann dieser die Gestaltung der Liste individuell anpassen. Neben der Farblichen Anpassung <text:soft-page-break/>der Wunschliste, Schrift- und Hintergrundfarbe, kann die Schriftart geändert werden. Durch Speichern werden die Änderungen übernommen, durch Verwerfen werden die Änderungen verworfen.</text:p>
          </table:table-cell>
        </table:table-row>
        <table:table-row table:style-name="Tabelle29.3">
          <table:table-cell table:style-name="Tabelle29.A2" office:value-type="string">
            <text:p text:style-name="P14">Alternative:</text:p>
          </table:table-cell>
          <table:table-cell table:style-name="Tabelle29.A2" office:value-type="string">
            <text:p text:style-name="P11">-</text:p>
          </table:table-cell>
        </table:table-row>
        <table:table-row table:style-name="Tabelle29.3">
          <table:table-cell table:style-name="Tabelle29.A1" office:value-type="string">
            <text:p text:style-name="P14">Benutzte Anwendungsfälle:</text:p>
          </table:table-cell>
          <table:table-cell table:style-name="Tabelle29.A1" office:value-type="string">
            <text:p text:style-name="P11">-</text:p>
          </table:table-cell>
        </table:table-row>
      </table:table>
      <text:p text:style-name="Standard"/>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4">Name:</text:p>
          </table:table-cell>
          <table:table-cell table:style-name="Tabelle15.A1" office:value-type="string">
            <text:p text:style-name="P14">Wunschliste anzeigen</text:p>
          </table:table-cell>
        </table:table-row>
        <table:table-row table:style-name="Tabelle15.1">
          <table:table-cell table:style-name="Tabelle15.A2" office:value-type="string">
            <text:p text:style-name="P14">Akteure:</text:p>
          </table:table-cell>
          <table:table-cell table:style-name="Tabelle15.A2" office:value-type="string">
            <text:p text:style-name="P11">Wunschlistenersteller</text:p>
          </table:table-cell>
        </table:table-row>
        <table:table-row table:style-name="Tabelle15.3">
          <table:table-cell table:style-name="Tabelle15.A1" office:value-type="string">
            <text:p text:style-name="P14">Kurzbeschreibung:</text:p>
          </table:table-cell>
          <table:table-cell table:style-name="Tabelle15.A1" office:value-type="string">
            <text:p text:style-name="P11">Ansehen der Wunschliste in speziellem Modus mit zusätzlichen Informationen</text:p>
          </table:table-cell>
        </table:table-row>
        <table:table-row table:style-name="Tabelle15.3">
          <table:table-cell table:style-name="Tabelle15.A2" office:value-type="string">
            <text:p text:style-name="P14">Auslöser:</text:p>
          </table:table-cell>
          <table:table-cell table:style-name="Tabelle15.A2" office:value-type="string">
            <text:p text:style-name="P11">Aufrufen des Punktes Informationen über Liste</text:p>
          </table:table-cell>
        </table:table-row>
        <table:table-row table:style-name="Tabelle15.3">
          <table:table-cell table:style-name="Tabelle15.A1" office:value-type="string">
            <text:p text:style-name="P14">Vorbedingung:</text:p>
          </table:table-cell>
          <table:table-cell table:style-name="Tabelle15.A1" office:value-type="string">
            <text:p text:style-name="P11">Aufrufen der Liste und Eingabe des Listenpassworts</text:p>
          </table:table-cell>
        </table:table-row>
        <table:table-row table:style-name="Tabelle15.3">
          <table:table-cell table:style-name="Tabelle15.A2" office:value-type="string">
            <text:p text:style-name="P14">Nachbedingung:</text:p>
          </table:table-cell>
          <table:table-cell table:style-name="Tabelle15.A2" office:value-type="string">
            <text:p text:style-name="P11">Keine Veränderung der Liste</text:p>
          </table:table-cell>
        </table:table-row>
        <table:table-row table:style-name="Tabelle15.3">
          <table:table-cell table:style-name="Tabelle15.A1" office:value-type="string">
            <text:p text:style-name="P14">Ablauf:</text:p>
          </table:table-cell>
          <table:table-cell table:style-name="Tabelle15.A1" office:value-type="string">
            <text:p text:style-name="P11">Der Ersteller wählt den Punkt Informationen über Liste aus und sieht, wie oft seine Liste bereits aufgerufen wurde und wieviele Wünsche bereits erfüllt werden.</text:p>
          </table:table-cell>
        </table:table-row>
        <table:table-row table:style-name="Tabelle15.3">
          <table:table-cell table:style-name="Tabelle15.A2" office:value-type="string">
            <text:p text:style-name="P14">Alternative:</text:p>
          </table:table-cell>
          <table:table-cell table:style-name="Tabelle15.A2" office:value-type="string">
            <text:p text:style-name="P11">-</text:p>
          </table:table-cell>
        </table:table-row>
        <table:table-row table:style-name="Tabelle15.3">
          <table:table-cell table:style-name="Tabelle15.A1" office:value-type="string">
            <text:p text:style-name="P14">Benutzte Anwendungsfälle:</text:p>
          </table:table-cell>
          <table:table-cell table:style-name="Tabelle15.A1" office:value-type="string">
            <text:p text:style-name="P11">-</text:p>
          </table:table-cell>
        </table:table-row>
      </table:table>
      <text:p text:style-name="Standard"/>
      <text:p text:style-name="Standard"/>
      <table:table table:name="Tabelle30" table:style-name="Tabelle30">
        <table:table-column table:style-name="Tabelle30.A"/>
        <table:table-column table:style-name="Tabelle30.B"/>
        <table:table-row table:style-name="Tabelle30.1">
          <table:table-cell table:style-name="Tabelle30.A1" office:value-type="string">
            <text:p text:style-name="P14">Name:</text:p>
          </table:table-cell>
          <table:table-cell table:style-name="Tabelle30.A1" office:value-type="string">
            <text:p text:style-name="P14">Wunschliste versenden</text:p>
          </table:table-cell>
        </table:table-row>
        <table:table-row table:style-name="Tabelle30.1">
          <table:table-cell table:style-name="Tabelle30.A2" office:value-type="string">
            <text:p text:style-name="P14">Akteure:</text:p>
          </table:table-cell>
          <table:table-cell table:style-name="Tabelle30.A2" office:value-type="string">
            <text:p text:style-name="P11">Wunschlistenersteller</text:p>
          </table:table-cell>
        </table:table-row>
        <table:table-row table:style-name="Tabelle30.3">
          <table:table-cell table:style-name="Tabelle30.A1" office:value-type="string">
            <text:p text:style-name="P14">Kurzbeschreibung:</text:p>
          </table:table-cell>
          <table:table-cell table:style-name="Tabelle30.A1" office:value-type="string">
            <text:p text:style-name="P11">Teilen der Wunschliste mit Personen</text:p>
          </table:table-cell>
        </table:table-row>
        <table:table-row table:style-name="Tabelle30.3">
          <table:table-cell table:style-name="Tabelle30.A2" office:value-type="string">
            <text:p text:style-name="P14">Auslöser:</text:p>
          </table:table-cell>
          <table:table-cell table:style-name="Tabelle30.A2" office:value-type="string">
            <text:p text:style-name="P11">Menüpunkt Wunschliste teilen</text:p>
          </table:table-cell>
        </table:table-row>
        <table:table-row table:style-name="Tabelle30.3">
          <table:table-cell table:style-name="Tabelle30.A1" office:value-type="string">
            <text:p text:style-name="P14">Vorbedingung:</text:p>
          </table:table-cell>
          <table:table-cell table:style-name="Tabelle30.A1" office:value-type="string">
            <text:p text:style-name="P11">Eingeloggt in die Wunschliste</text:p>
          </table:table-cell>
        </table:table-row>
        <text:soft-page-break/>
        <table:table-row table:style-name="Tabelle30.3">
          <table:table-cell table:style-name="Tabelle30.A2" office:value-type="string">
            <text:p text:style-name="P14">Nachbedingung:</text:p>
          </table:table-cell>
          <table:table-cell table:style-name="Tabelle30.A2" office:value-type="string">
            <text:p text:style-name="P11">Keine Veränderung der Liste</text:p>
          </table:table-cell>
        </table:table-row>
        <table:table-row table:style-name="Tabelle30.3">
          <table:table-cell table:style-name="Tabelle30.A1" office:value-type="string">
            <text:p text:style-name="P14">Ablauf:</text:p>
          </table:table-cell>
          <table:table-cell table:style-name="Tabelle30.A1" office:value-type="string">
            <text:p text:style-name="P11">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elle30.3">
          <table:table-cell table:style-name="Tabelle30.A2" office:value-type="string">
            <text:p text:style-name="P14">Alternative:</text:p>
          </table:table-cell>
          <table:table-cell table:style-name="Tabelle30.A2" office:value-type="string">
            <text:p text:style-name="P11">-</text:p>
          </table:table-cell>
        </table:table-row>
        <table:table-row table:style-name="Tabelle30.3">
          <table:table-cell table:style-name="Tabelle30.A1" office:value-type="string">
            <text:p text:style-name="P14">Benutzte Anwendungsfälle:</text:p>
          </table:table-cell>
          <table:table-cell table:style-name="Tabelle30.A1" office:value-type="string">
            <text:p text:style-name="P11">-</text:p>
          </table:table-cell>
        </table:table-row>
      </table:table>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3">Name:</text:p>
          </table:table-cell>
          <table:table-cell table:style-name="Tabelle12.A1" office:value-type="string">
            <text:p text:style-name="P13">Wunschliste ansehen</text:p>
          </table:table-cell>
        </table:table-row>
        <table:table-row table:style-name="Tabelle12.1">
          <table:table-cell table:style-name="Tabelle12.A2" office:value-type="string">
            <text:p text:style-name="P13">Akteure:</text:p>
          </table:table-cell>
          <table:table-cell table:style-name="Tabelle12.A2" office:value-type="string">
            <text:p text:style-name="P10">Wunscherfüller</text:p>
          </table:table-cell>
        </table:table-row>
        <table:table-row table:style-name="Tabelle12.3">
          <table:table-cell table:style-name="Tabelle12.A1" office:value-type="string">
            <text:p text:style-name="P13">Kurzbeschreibung:</text:p>
          </table:table-cell>
          <table:table-cell table:style-name="Tabelle12.A1" office:value-type="string">
            <text:p text:style-name="P10">Der Wunschefüller kann die Liste aufrufen über einen Link</text:p>
          </table:table-cell>
        </table:table-row>
        <table:table-row table:style-name="Tabelle12.3">
          <table:table-cell table:style-name="Tabelle12.A2" office:value-type="string">
            <text:p text:style-name="P13">Auslöser:</text:p>
          </table:table-cell>
          <table:table-cell table:style-name="Tabelle12.A2" office:value-type="string">
            <text:p text:style-name="P10">Aufruf des Links</text:p>
          </table:table-cell>
        </table:table-row>
        <table:table-row table:style-name="Tabelle12.3">
          <table:table-cell table:style-name="Tabelle12.A1" office:value-type="string">
            <text:p text:style-name="P13">Vorbedingung:</text:p>
          </table:table-cell>
          <table:table-cell table:style-name="Tabelle12.A1" office:value-type="string">
            <text:p text:style-name="P10">Browser geöffnet</text:p>
          </table:table-cell>
        </table:table-row>
        <table:table-row table:style-name="Tabelle12.3">
          <table:table-cell table:style-name="Tabelle12.A2" office:value-type="string">
            <text:p text:style-name="P13">Nachbedingung:</text:p>
          </table:table-cell>
          <table:table-cell table:style-name="Tabelle12.A2" office:value-type="string">
            <text:p text:style-name="P10">Liste wird angezeigt</text:p>
          </table:table-cell>
        </table:table-row>
        <table:table-row table:style-name="Tabelle12.3">
          <table:table-cell table:style-name="Tabelle12.A1" office:value-type="string">
            <text:p text:style-name="P13">Ablauf:</text:p>
          </table:table-cell>
          <table:table-cell table:style-name="Tabelle12.A1" office:value-type="string">
            <text:p text:style-name="P10">Der Wunscherfül<text:span text:style-name="T33">ler </text:span><text:span text:style-name="Absatz-Standardschriftart"><text:span text:style-name="T33">ruft über einen Webbrowser die URL der Wunschliste auf und bekommt die Liste angezeigt.</text:span></text:span></text:p>
          </table:table-cell>
        </table:table-row>
        <table:table-row table:style-name="Tabelle12.3">
          <table:table-cell table:style-name="Tabelle12.A2" office:value-type="string">
            <text:p text:style-name="P13">Alternative:</text:p>
          </table:table-cell>
          <table:table-cell table:style-name="Tabelle12.A2" office:value-type="string">
            <text:p text:style-name="P10">-</text:p>
          </table:table-cell>
        </table:table-row>
        <table:table-row table:style-name="Tabelle12.3">
          <table:table-cell table:style-name="Tabelle12.A1" office:value-type="string">
            <text:p text:style-name="P13">Benutzte Anwendungsfälle:</text:p>
          </table:table-cell>
          <table:table-cell table:style-name="Tabelle12.A1" office:value-type="string">
            <text:p text:style-name="P10">-</text:p>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13">Name:</text:p>
          </table:table-cell>
          <table:table-cell table:style-name="Tabelle31.A1" office:value-type="string">
            <text:p text:style-name="P13">Wunsch erfüllen</text:p>
          </table:table-cell>
        </table:table-row>
        <table:table-row table:style-name="Tabelle31.1">
          <table:table-cell table:style-name="Tabelle31.A2" office:value-type="string">
            <text:p text:style-name="P13">Akteure:</text:p>
          </table:table-cell>
          <table:table-cell table:style-name="Tabelle31.A2" office:value-type="string">
            <text:p text:style-name="P10">Wunscherfüller</text:p>
          </table:table-cell>
        </table:table-row>
        <table:table-row table:style-name="Tabelle31.3">
          <table:table-cell table:style-name="Tabelle31.A1" office:value-type="string">
            <text:p text:style-name="P13">Kurzbeschreibung:</text:p>
          </table:table-cell>
          <table:table-cell table:style-name="Tabelle31.A1" office:value-type="string">
            <text:p text:style-name="P10">Der Wunscherfüller kann Wünsche der Wunschliste erfüllen</text:p>
          </table:table-cell>
        </table:table-row>
        <table:table-row table:style-name="Tabelle31.3">
          <table:table-cell table:style-name="Tabelle31.A2" office:value-type="string">
            <text:p text:style-name="P13">Auslöser:</text:p>
          </table:table-cell>
          <table:table-cell table:style-name="Tabelle31.A2" office:value-type="string">
            <text:p text:style-name="P10">Anklicken eines Wunsches und Schenken bestätigen</text:p>
          </table:table-cell>
        </table:table-row>
        <text:soft-page-break/>
        <table:table-row table:style-name="Tabelle31.3">
          <table:table-cell table:style-name="Tabelle31.A1" office:value-type="string">
            <text:p text:style-name="P13">Vorbedingung:</text:p>
          </table:table-cell>
          <table:table-cell table:style-name="Tabelle31.A1" office:value-type="string">
            <text:p text:style-name="P10">Der Wunscherfüller hat die Liste aufgerufen</text:p>
          </table:table-cell>
        </table:table-row>
        <table:table-row table:style-name="Tabelle31.3">
          <table:table-cell table:style-name="Tabelle31.A2" office:value-type="string">
            <text:p text:style-name="P13">Nachbedingung:</text:p>
          </table:table-cell>
          <table:table-cell table:style-name="Tabelle31.A2" office:value-type="string">
            <text:p text:style-name="P10">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able:table-row table:style-name="Tabelle31.3">
          <table:table-cell table:style-name="Tabelle31.A1" office:value-type="string">
            <text:p text:style-name="P13">Ablauf:</text:p>
          </table:table-cell>
          <table:table-cell table:style-name="Tabelle3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30"> </text:span><text:span text:style-name="Absatz-Standardschriftart"><text:span text:style-name="T30">reservieren oder</text:span></text:span><text:span text:style-name="T30"> </text:span><text:span text:style-name="Absatz-Standardschriftart"><text:span text:style-name="T30">gemeinsam schenken.</text:span></text:span></text:p>
          </table:table-cell>
        </table:table-row>
        <table:table-row table:style-name="Tabelle31.3">
          <table:table-cell table:style-name="Tabelle31.A2" office:value-type="string">
            <text:p text:style-name="P13">Alternative:</text:p>
          </table:table-cell>
          <table:table-cell table:style-name="Tabelle31.A2" office:value-type="string">
            <text:p text:style-name="P10">-</text:p>
          </table:table-cell>
        </table:table-row>
        <table:table-row table:style-name="Tabelle31.3">
          <table:table-cell table:style-name="Tabelle31.A1" office:value-type="string">
            <text:p text:style-name="P13">Benutzte Anwendungsfälle:</text:p>
          </table:table-cell>
          <table:table-cell table:style-name="Tabelle31.A1" office:value-type="string">
            <text:p text:style-name="P10">Wunsch erfüllen mit Personengruppe</text:p>
          </table:table-cell>
        </table:table-row>
      </table:table>
      <text:p text:style-name="Standard"/>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3">Name:</text:p>
          </table:table-cell>
          <table:table-cell table:style-name="Tabelle11.A1" office:value-type="string">
            <text:p text:style-name="P13">Wunscherfüllen mit Personengruppe</text:p>
          </table:table-cell>
        </table:table-row>
        <table:table-row table:style-name="Tabelle11.1">
          <table:table-cell table:style-name="Tabelle11.A2" office:value-type="string">
            <text:p text:style-name="P13">Akteure:</text:p>
          </table:table-cell>
          <table:table-cell table:style-name="Tabelle11.A2" office:value-type="string">
            <text:p text:style-name="P10">Wunscherfüller</text:p>
          </table:table-cell>
        </table:table-row>
        <table:table-row table:style-name="Tabelle11.3">
          <table:table-cell table:style-name="Tabelle11.A1" office:value-type="string">
            <text:p text:style-name="P13">Kurzbeschreibung:</text:p>
          </table:table-cell>
          <table:table-cell table:style-name="Tabelle11.A1" office:value-type="string">
            <text:p text:style-name="P10">Ein Wunscherfüller kann mit weiteren zusammen Wunscherfüllern einen Wunsch erfüllen</text:p>
          </table:table-cell>
        </table:table-row>
        <table:table-row table:style-name="Tabelle11.3">
          <table:table-cell table:style-name="Tabelle11.A2" office:value-type="string">
            <text:p text:style-name="P13">Auslöser:</text:p>
          </table:table-cell>
          <table:table-cell table:style-name="Tabelle11.A2" office:value-type="string">
            <text:p text:style-name="P10">Auswahl eines Wunsches</text:p>
          </table:table-cell>
        </table:table-row>
        <table:table-row table:style-name="Tabelle11.3">
          <table:table-cell table:style-name="Tabelle11.A1" office:value-type="string">
            <text:p text:style-name="P13">Vorbedingung:</text:p>
          </table:table-cell>
          <table:table-cell table:style-name="Tabelle11.A1" office:value-type="string">
            <text:p text:style-name="P10">Der Wunscherfüller hat die Liste aufgerufen</text:p>
          </table:table-cell>
        </table:table-row>
        <table:table-row table:style-name="Tabelle11.3">
          <table:table-cell table:style-name="Tabelle11.A2" office:value-type="string">
            <text:p text:style-name="P13">Nachbedingung:</text:p>
          </table:table-cell>
          <table:table-cell table:style-name="Tabelle11.A2" office:value-type="string">
            <text:p text:style-name="P10">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able:table-row table:style-name="Tabelle11.3">
          <table:table-cell table:style-name="Tabelle11.A1" office:value-type="string">
            <text:p text:style-name="P13">Ablauf:</text:p>
          </table:table-cell>
          <table:table-cell table:style-name="Tabelle1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text:span text:style-name="T33"> </text:span><text:span text:style-name="Absatz-Standardschriftart"><text:span text:style-name="T33">wählt gemeinsam Schenken aus und bestätigt dieses.</text:span></text:span></text:p>
          </table:table-cell>
        </table:table-row>
        <table:table-row table:style-name="Tabelle11.3">
          <table:table-cell table:style-name="Tabelle11.A2" office:value-type="string">
            <text:p text:style-name="P13">Alternative:</text:p>
          </table:table-cell>
          <table:table-cell table:style-name="Tabelle11.A2" office:value-type="string">
            <text:p text:style-name="P10">-</text:p>
          </table:table-cell>
        </table:table-row>
        <table:table-row table:style-name="Tabelle11.3">
          <table:table-cell table:style-name="Tabelle11.A1" office:value-type="string">
            <text:p text:style-name="P13">Benutzte Anwendungsfälle:</text:p>
          </table:table-cell>
          <table:table-cell table:style-name="Tabelle11.A1" office:value-type="string">
            <text:p text:style-name="P10">Wünsche auswählen, Wunsch erfüllen</text:p>
          </table:table-cell>
        </table:table-row>
      </table:table>
      <text:p text:style-name="Standard"/>
      <table:table table:name="Tabelle10" table:style-name="Tabelle10">
        <table:table-column table:style-name="Tabelle10.A"/>
        <table:table-column table:style-name="Tabelle10.B"/>
        <text:soft-page-break/>
        <table:table-row table:style-name="Tabelle10.1">
          <table:table-cell table:style-name="Tabelle10.A1" office:value-type="string">
            <text:p text:style-name="P13">Name:</text:p>
          </table:table-cell>
          <table:table-cell table:style-name="Tabelle10.A1" office:value-type="string">
            <text:p text:style-name="P13">Wünsche auswählen</text:p>
          </table:table-cell>
        </table:table-row>
        <table:table-row table:style-name="Tabelle10.1">
          <table:table-cell table:style-name="Tabelle10.A2" office:value-type="string">
            <text:p text:style-name="P13">Akteure:</text:p>
          </table:table-cell>
          <table:table-cell table:style-name="Tabelle10.A2" office:value-type="string">
            <text:p text:style-name="P10">Wunscherfüller</text:p>
          </table:table-cell>
        </table:table-row>
        <table:table-row table:style-name="Tabelle10.3">
          <table:table-cell table:style-name="Tabelle10.A1" office:value-type="string">
            <text:p text:style-name="P13">Kurzbeschreibung:</text:p>
          </table:table-cell>
          <table:table-cell table:style-name="Tabelle10.A1" office:value-type="string">
            <text:p text:style-name="P10">Der Wunscherfüller kann sich die Wünsche einer Liste mit allen Details ansehen</text:p>
          </table:table-cell>
        </table:table-row>
        <table:table-row table:style-name="Tabelle10.3">
          <table:table-cell table:style-name="Tabelle10.A2" office:value-type="string">
            <text:p text:style-name="P13">Auslöser:</text:p>
          </table:table-cell>
          <table:table-cell table:style-name="Tabelle10.A2" office:value-type="string">
            <text:p text:style-name="P10">Auswahl eines Wunsches</text:p>
          </table:table-cell>
        </table:table-row>
        <table:table-row table:style-name="Tabelle10.3">
          <table:table-cell table:style-name="Tabelle10.A1" office:value-type="string">
            <text:p text:style-name="P13">Vorbedingung:</text:p>
          </table:table-cell>
          <table:table-cell table:style-name="Tabelle10.A1" office:value-type="string">
            <text:p text:style-name="P10">Aufruf der Wunschliste</text:p>
          </table:table-cell>
        </table:table-row>
        <table:table-row table:style-name="Tabelle10.3">
          <table:table-cell table:style-name="Tabelle10.A2" office:value-type="string">
            <text:p text:style-name="P13">Nachbedingung:</text:p>
          </table:table-cell>
          <table:table-cell table:style-name="Tabelle10.A2" office:value-type="string">
            <text:p text:style-name="P10">Wunsch ist als <text:span text:style-name="Absatz-Standardschriftart"><text:span text:style-name="T33">reserviert</text:span></text:span><text:span text:style-name="T33">, </text:span><text:span text:style-name="Absatz-Standardschriftart"><text:span text:style-name="T33">gemeinsam schenken</text:span></text:span><text:span text:style-name="T33"> oder</text:span><text:span text:style-name="Absatz-Standardschriftart"><text:span text:style-name="T33"> lass dich überraschen oder kein Veränderung</text:span></text:span></text:p>
          </table:table-cell>
        </table:table-row>
        <table:table-row table:style-name="Tabelle10.3">
          <table:table-cell table:style-name="Tabelle10.A1" office:value-type="string">
            <text:p text:style-name="P13">Ablauf:</text:p>
          </table:table-cell>
          <table:table-cell table:style-name="Tabelle10.A1" office:value-type="string">
            <text:p text:style-name="P10">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elle10.3">
          <table:table-cell table:style-name="Tabelle10.A2" office:value-type="string">
            <text:p text:style-name="P13">Alternative:</text:p>
          </table:table-cell>
          <table:table-cell table:style-name="Tabelle10.A2" office:value-type="string">
            <text:p text:style-name="P10">-</text:p>
          </table:table-cell>
        </table:table-row>
        <table:table-row table:style-name="Tabelle10.3">
          <table:table-cell table:style-name="Tabelle10.A1" office:value-type="string">
            <text:p text:style-name="P13">Benutzte Anwendungsfälle:</text:p>
          </table:table-cell>
          <table:table-cell table:style-name="Tabelle10.A1" office:value-type="string">
            <text:p text:style-name="P10">Wunsch erfüllen</text:p>
          </table:table-cell>
        </table:table-row>
      </table:table>
      <text:p text:style-name="Standard"/>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4">Name:</text:p>
          </table:table-cell>
          <table:table-cell table:style-name="Tabelle20.A1" office:value-type="string">
            <text:p text:style-name="P14">Überraschungsmodus setzen</text:p>
          </table:table-cell>
        </table:table-row>
        <table:table-row table:style-name="Tabelle20.1">
          <table:table-cell table:style-name="Tabelle20.A2" office:value-type="string">
            <text:p text:style-name="P14">Akteure:</text:p>
          </table:table-cell>
          <table:table-cell table:style-name="Tabelle20.A2" office:value-type="string">
            <text:p text:style-name="P11">Wunschlistenersteller</text:p>
          </table:table-cell>
        </table:table-row>
        <table:table-row table:style-name="Tabelle20.3">
          <table:table-cell table:style-name="Tabelle20.A1" office:value-type="string">
            <text:p text:style-name="P14">Kurzbeschreibung:</text:p>
          </table:table-cell>
          <table:table-cell table:style-name="Tabelle20.A1" office:value-type="string">
            <text:p text:style-name="P11">Aktivierung des Überraschungsmodus</text:p>
          </table:table-cell>
        </table:table-row>
        <table:table-row table:style-name="Tabelle20.3">
          <table:table-cell table:style-name="Tabelle20.A2" office:value-type="string">
            <text:p text:style-name="P14">Auslöser:</text:p>
          </table:table-cell>
          <table:table-cell table:style-name="Tabelle20.A2" office:value-type="string">
            <text:p text:style-name="P11">Anklicken der Option Überraschungsmodus für die Wunschliste</text:p>
          </table:table-cell>
        </table:table-row>
        <table:table-row table:style-name="Tabelle20.3">
          <table:table-cell table:style-name="Tabelle20.A1" office:value-type="string">
            <text:p text:style-name="P14">Vorbedingung:</text:p>
          </table:table-cell>
          <table:table-cell table:style-name="Tabelle20.A1" office:value-type="string">
            <text:p text:style-name="P11">Eingeloggt als Wunschlistenersteller und im Bearbeitungsmodus der Liste</text:p>
          </table:table-cell>
        </table:table-row>
        <table:table-row table:style-name="Tabelle20.3">
          <table:table-cell table:style-name="Tabelle20.A2" office:value-type="string">
            <text:p text:style-name="P14">Nachbedingung:</text:p>
          </table:table-cell>
          <table:table-cell table:style-name="Tabelle20.A2" office:value-type="string">
            <text:p text:style-name="P11">Wird ein Wunsch erfüllt, wird der Name des Schenkers nicht mehr angezeigt</text:p>
          </table:table-cell>
        </table:table-row>
        <table:table-row table:style-name="Tabelle20.3">
          <table:table-cell table:style-name="Tabelle20.A1" office:value-type="string">
            <text:p text:style-name="P14">Ablauf:</text:p>
          </table:table-cell>
          <table:table-cell table:style-name="Tabelle20.A1" office:value-type="string">
            <text:p text:style-name="P11">Die Mögichkeit den 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elle20.3">
          <table:table-cell table:style-name="Tabelle20.A2" office:value-type="string">
            <text:p text:style-name="P14">Alternative:</text:p>
          </table:table-cell>
          <table:table-cell table:style-name="Tabelle20.A2" office:value-type="string">
            <text:p text:style-name="P11">-</text:p>
          </table:table-cell>
        </table:table-row>
        <text:soft-page-break/>
        <table:table-row table:style-name="Tabelle20.3">
          <table:table-cell table:style-name="Tabelle20.A1" office:value-type="string">
            <text:p text:style-name="P14">Benutzte Anwendungsfälle:</text:p>
          </table:table-cell>
          <table:table-cell table:style-name="Tabelle20.A1" office:value-type="string">
            <text:p text:style-name="P11">Wunschliste bearbeiten, Einloggen</text:p>
          </table:table-cell>
        </table:table-row>
      </table:table>
      <text:p text:style-name="Standard"/>
      <text:p text:style-name="Standard"/>
      <text:h text:style-name="Heading_20_2" text:outline-level="2"><text:bookmark-start text:name="_Toc481148323"/><text:bookmark-start text:name="__RefHeading__3315_1320936777"/><text:bookmark-start text:name="_Toc480741913"/><text:bookmark-start text:name="_Toc481146369"/>3.3 Andere Anforderungen<text:bookmark-end text:name="_Toc481148323"/><text:bookmark-end text:name="__RefHeading__3315_1320936777"/><text:bookmark-end text:name="_Toc480741913"/><text:bookmark-end text:name="_Toc481146369"/></text:h>
      <text:h text:style-name="Heading_20_2" text:outline-level="2"><text:bookmark-start text:name="_Toc481148324"/><text:bookmark-start text:name="__RefHeading__3317_1320936777"/><text:bookmark-start text:name="_Toc480741914"/><text:bookmark-start text:name="_Toc481146370"/>3.3.1 Technische Anforderungen<text:bookmark-end text:name="_Toc481148324"/><text:bookmark-end text:name="__RefHeading__3317_1320936777"/><text:bookmark-end text:name="_Toc480741914"/><text:bookmark-end text:name="_Toc481146370"/></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1">ID</text:span></text:span></text:p>
          </table:table-cell>
          <table:table-cell table:style-name="Tabelle21.A1" office:value-type="string">
            <text:p text:style-name="Table_20_Contents"><text:span text:style-name="Absatz-Standardschriftart"><text:span text:style-name="T11">Typ</text:span></text:span></text:p>
          </table:table-cell>
          <table:table-cell table:style-name="Tabelle21.A1" office:value-type="string">
            <text:p text:style-name="Table_20_Contents"><text:span text:style-name="Absatz-Standardschriftart"><text:span text:style-name="T11">Beschreibung</text:span></text:span></text:p>
          </table:table-cell>
          <table:table-cell table:style-name="Tabelle21.A1" office:value-type="string">
            <text:p text:style-name="Table_20_Contents"><text:span text:style-name="Absatz-Standardschriftart"><text:span text:style-name="T11">Priorität</text:span></text:span></text:p>
          </table:table-cell>
          <table:table-cell table:style-name="Tabelle21.A1" office:value-type="string">
            <text:p text:style-name="Table_20_Contents"><text:span text:style-name="Absatz-Standardschriftart"><text:span text:style-name="T11">Kategorie</text:span></text:span></text:p>
          </table:table-cell>
        </table:table-row>
        <table:table-row>
          <table:table-cell table:style-name="Tabelle21.A2" office:value-type="string">
            <text:p text:style-name="Table_20_Contents"><text:span text:style-name="Absatz-Standardschriftart"><text:span text:style-name="T11">5.1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2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Gestaltung der </text:span></text:span><text:span text:style-name="Absatz-Standardschriftart"><text:span text:style-name="T20">Webanwendung erfolgt mittels CSS.</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3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Datenbank zur Speicherung der Daten wird mit Postgresql umgesetz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4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Anwendung läuft auf einem Server mit dem Betriebssystem Debian.</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45</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Anwendung läuft auf einem Server mit dem Servletcontainer Tomca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5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Entwicklungsumgebung ist Eclipse Neon 3.</text:span></text:span></text:p>
          </table:table-cell>
          <table:table-cell table:style-name="Tabelle21.A1" office:value-type="string">
            <text:p text:style-name="Table_20_Contents"><text:span text:style-name="Absatz-Standardschriftart"><text:span text:style-name="T12">kann</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6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er SSH-Client zur Fernwartung und Betrieb des Servers ist </text:span></text:span><text:span text:style-name="Absatz-Standardschriftart"><text:span text:style-name="T20">Putty.</text:span></text:span></text:p>
          </table:table-cell>
          <table:table-cell table:style-name="Tabelle21.A2" office:value-type="string">
            <text:p text:style-name="Table_20_Contents"><text:span text:style-name="Absatz-Standardschriftart"><text:span text:style-name="T12">kann</text:span></text:span></text:p>
          </table:table-cell>
          <table:table-cell table:style-name="Tabelle21.A2" office:value-type="string">
            <text:p text:style-name="Table_20_Contents"><text:span text:style-name="Absatz-Standardschriftart"><text:span text:style-name="T12">Entwicklung</text:span></text:span></text:p>
          </table:table-cell>
        </table:table-row>
      </table:table>
      <text:p text:style-name="Standard"/>
      <text:h text:style-name="Heading_20_2" text:outline-level="2"><text:bookmark-start text:name="_Toc481148325"/><text:bookmark-start text:name="__RefHeading__3319_1320936777"/><text:bookmark-start text:name="_Toc480741915"/><text:bookmark-start text:name="_Toc481146371"/>3.3.2 Schnittstellen Anforderungen (externe, interne)<text:bookmark-end text:name="_Toc481148325"/><text:bookmark-end text:name="__RefHeading__3319_1320936777"/><text:bookmark-end text:name="_Toc480741915"/><text:bookmark-end text:name="_Toc481146371"/></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0">6.10</text:span></text:span></text:p>
          </table:table-cell>
          <table:table-cell table:style-name="Tabelle22.A1" office:value-type="string">
            <text:p text:style-name="Table_20_Contents"><text:span text:style-name="Absatz-Standardschriftart"><text:span text:style-name="T14">Schnittstellen</text:span></text:span></text:p>
          </table:table-cell>
          <table:table-cell table:style-name="Tabelle22.A1" office:value-type="string">
            <text:p text:style-name="Table_20_Contents"><text:span text:style-name="Absatz-Standardschriftart"><text:span text:style-name="T14">Die Anwendung muss eine Anbindung an die Datenbank bereitstellen.</text:span></text:span></text:p>
          </table:table-cell>
          <table:table-cell table:style-name="Tabelle22.A1" office:value-type="string">
            <text:p text:style-name="Table_20_Contents"><text:span text:style-name="Absatz-Standardschriftart"><text:span text:style-name="T14">muss</text:span></text:span></text:p>
          </table:table-cell>
          <table:table-cell table:style-name="Tabelle22.A1" office:value-type="string">
            <text:p text:style-name="Table_20_Contents"><text:span text:style-name="Absatz-Standardschriftart"><text:span text:style-name="T14">Ergonomie</text:span></text:span></text:p>
          </table:table-cell>
        </table:table-row>
      </table:table>
      <text:h text:style-name="Heading_20_2" text:outline-level="2"><text:bookmark-start text:name="_Toc481148326"/><text:bookmark-start text:name="__RefHeading__3321_1320936777"/><text:bookmark-start text:name="_Toc480741916"/><text:bookmark-start text:name="_Toc481146372"/>3.3.3 Bedienbarkeits-/ Operationalitätsanforderungen<text:bookmark-end text:name="_Toc481148326"/><text:bookmark-end text:name="__RefHeading__3321_1320936777"/><text:bookmark-end text:name="_Toc480741916"/><text:bookmark-end text:name="_Toc481146372"/></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style-name="Tabelle23.1">
          <table:table-cell table:style-name="Tabelle23.A1" office:value-type="string">
            <text:p text:style-name="Table_20_Contents"><text:span text:style-name="Absatz-Standardschriftart"><text:span text:style-name="T10">7.1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row table:style-name="Tabelle23.1">
          <table:table-cell table:style-name="Tabelle23.A2" office:value-type="string">
            <text:p text:style-name="Table_20_Contents"><text:span text:style-name="Absatz-Standardschriftart"><text:span text:style-name="T10">7.20</text:span></text:span></text:p>
          </table:table-cell>
          <table:table-cell table:style-name="Tabelle23.A2" office:value-type="string">
            <text:p text:style-name="Table_20_Contents"><text:span text:style-name="Absatz-Standardschriftart"><text:span text:style-name="T14">Qualität</text:span></text:span></text:p>
          </table:table-cell>
          <table:table-cell table:style-name="Tabelle23.A2" office:value-type="string">
            <text:p text:style-name="Table_20_Contents"><text:span text:style-name="Absatz-Standardschriftart"><text:span text:style-name="T14">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4">muss</text:span></text:span></text:p>
          </table:table-cell>
          <table:table-cell table:style-name="Tabelle23.A2" office:value-type="string">
            <text:p text:style-name="Table_20_Contents"><text:span text:style-name="Absatz-Standardschriftart"><text:span text:style-name="T14">Ergonomie</text:span></text:span></text:p>
          </table:table-cell>
        </table:table-row>
        <table:table-row table:style-name="Tabelle23.1">
          <table:table-cell table:style-name="Tabelle23.A1" office:value-type="string">
            <text:p text:style-name="Table_20_Contents"><text:span text:style-name="Absatz-Standardschriftart"><text:span text:style-name="T10">7.3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Webanwendung ist barrierefrei</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
      <text:p text:style-name="Text_20_body"/>
      <text:h text:style-name="Heading_20_2" text:outline-level="2"><text:bookmark-start text:name="_Toc481148327"/><text:bookmark-start text:name="__RefHeading__3323_1320936777"/><text:bookmark-start text:name="_Toc480741917"/><text:bookmark-start text:name="_Toc481146373"/><text:soft-page-break/>3.3.4 Zuverlässigkeitsanforderungen<text:bookmark-end text:name="_Toc481148327"/><text:bookmark-end text:name="__RefHeading__3323_1320936777"/><text:bookmark-end text:name="_Toc480741917"/><text:bookmark-end text:name="_Toc481146373"/></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0">8.10</text:span></text:span></text:p>
          </table:table-cell>
          <table:table-cell table:style-name="Tabelle24.A1" office:value-type="string">
            <text:p text:style-name="Table_20_Contents"><text:span text:style-name="Absatz-Standardschriftart"><text:span text:style-name="T14">Qualität</text:span></text:span></text:p>
          </table:table-cell>
          <table:table-cell table:style-name="Tabelle24.A1" office:value-type="string">
            <text:p text:style-name="P11"><text:span text:style-name="Absatz-Standardschriftart"><text:span text:style-name="T20">Die Verfügbarkeit der Anwendung liegt bei 95,5%</text:span></text:span></text:p>
          </table:table-cell>
          <table:table-cell table:style-name="Tabelle24.A1" office:value-type="string">
            <text:p text:style-name="Table_20_Contents"><text:span text:style-name="Absatz-Standardschriftart"><text:span text:style-name="T14">muss</text:span></text:span></text:p>
          </table:table-cell>
          <table:table-cell table:style-name="Tabelle24.A1" office:value-type="string">
            <text:p text:style-name="Table_20_Contents"><text:span text:style-name="Absatz-Standardschriftart"><text:span text:style-name="T14">Verfügbarkeit</text:span></text:span></text:p>
          </table:table-cell>
        </table:table-row>
      </table:table>
      <text:h text:style-name="Heading_20_2" text:outline-level="2"/>
      <text:h text:style-name="Heading_20_2" text:outline-level="2"><text:bookmark-start text:name="_Toc481148328"/><text:bookmark-start text:name="__RefHeading__3325_1320936777"/><text:bookmark-start text:name="_Toc480741918"/><text:bookmark-start text:name="_Toc481146374"/>3.3.5 Leistungs-/ Performanceanforderungen<text:bookmark-end text:name="_Toc481148328"/><text:bookmark-end text:name="__RefHeading__3325_1320936777"/><text:bookmark-end text:name="_Toc480741918"/><text:bookmark-end text:name="_Toc481146374"/></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0">ID</text:span></text:span></text:p>
          </table:table-cell>
          <table:table-cell table:style-name="Tabelle25.A1" office:value-type="string">
            <text:p text:style-name="Table_20_Contents"><text:span text:style-name="Absatz-Standardschriftart"><text:span text:style-name="T10">Typ</text:span></text:span></text:p>
          </table:table-cell>
          <table:table-cell table:style-name="Tabelle25.A1" office:value-type="string">
            <text:p text:style-name="Table_20_Contents"><text:span text:style-name="Absatz-Standardschriftart"><text:span text:style-name="T10">Beschreibung</text:span></text:span></text:p>
          </table:table-cell>
          <table:table-cell table:style-name="Tabelle25.A1" office:value-type="string">
            <text:p text:style-name="Table_20_Contents"><text:span text:style-name="Absatz-Standardschriftart"><text:span text:style-name="T10">Priorität</text:span></text:span></text:p>
          </table:table-cell>
          <table:table-cell table:style-name="Tabelle25.A1" office:value-type="string">
            <text:p text:style-name="Table_20_Contents"><text:span text:style-name="Absatz-Standardschriftart"><text:span text:style-name="T10">Kategorie</text:span></text:span></text:p>
          </table:table-cell>
        </table:table-row>
        <table:table-row>
          <table:table-cell table:style-name="Tabelle25.A1" office:value-type="string">
            <text:p text:style-name="Table_20_Contents"><text:span text:style-name="Absatz-Standardschriftart"><text:span text:style-name="T10">9.1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P11"><text:span text:style-name="Absatz-Standardschriftart"><text:span text:style-name="T20">Erfassung von bis zu 250 Wünschen pro Listendarstellung</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Skalierbarkeit</text:span></text:span></text:p>
          </table:table-cell>
        </table:table-row>
        <table:table-row>
          <table:table-cell table:style-name="Tabelle25.A3" office:value-type="string">
            <text:p text:style-name="Table_20_Contents"><text:span text:style-name="Absatz-Standardschriftart"><text:span text:style-name="T10">9.2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P11"><text:span text:style-name="Absatz-Standardschriftart"><text:span text:style-name="T20">Speicherung von bis zu 1.000.000 List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Skalierbarkeit</text:span></text:span></text:p>
          </table:table-cell>
        </table:table-row>
        <table:table-row>
          <table:table-cell table:style-name="Tabelle25.A1" office:value-type="string">
            <text:p text:style-name="Table_20_Contents"><text:span text:style-name="Absatz-Standardschriftart"><text:span text:style-name="T10">9.3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von einem Computer aus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4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ist von einem mobilen Endgerät nutzbar.</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über verschiedene Webbrowser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1</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Chrome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2</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Firefox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3</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Opera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4</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Edge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ext:span></text:span><text:span text:style-name="Absatz-Standardschriftart"><text:span text:style-name="T14">t</text:span></text:span></text:p>
          </table:table-cell>
        </table:table-row>
      </table:table>
      <text:p text:style-name="Standard"><text:bookmark-start text:name="__RefHeading__3329_1320936777"/><text:bookmark-end text:name="__RefHeading__3329_1320936777"/><text:bookmark text:name="_Toc480741920"/><text:bookmark text:name="_Toc480741919"/><text:bookmark text:name="_Toc481146375"/></text:p>
      <text:h text:style-name="Heading_20_1" text:outline-level="1"><text:bookmark-start text:name="_Toc481148329"/><text:bookmark-start text:name="__RefHeading__3331_1320936777"/>4. <text:bookmark-start text:name="_Toc481146377"/>Umgebung<text:bookmark-end text:name="_Toc481148329"/><text:bookmark-end text:name="__RefHeading__3331_1320936777"/><text:bookmark-end text:name="_Toc481146377"/></text:h>
      <text:h text:style-name="Heading_20_2" text:outline-level="2"><text:bookmark-start text:name="_Toc481148330"/><text:bookmark-start text:name="__RefHeading__3333_1320936777"/>4.1 <text:bookmark-start text:name="_Toc481146378"/>Land<text:bookmark-end text:name="_Toc481148330"/><text:bookmark-end text:name="__RefHeading__3333_1320936777"/><text:bookmark-end text:name="_Toc481146378"/></text:h>
      <text:p text:style-name="Standard"><text:span text:style-name="Absatz-Standardschriftart"><text:span text:style-name="T20">Die Anwendung wird in Deutschland genutzt und Betrieben.</text:span></text:span></text:p>
      <text:h text:style-name="Heading_20_2" text:outline-level="2"><text:bookmark-start text:name="_Toc481148331"/><text:bookmark-start text:name="__RefHeading__3335_1320936777"/>4.2 <text:bookmark-start text:name="_Toc481146379"/>Hardware Umgebung<text:bookmark-end text:name="_Toc481148331"/><text:bookmark-end text:name="__RefHeading__3335_1320936777"/><text:bookmark-end text:name="_Toc481146379"/></text:h>
      <text:h text:style-name="Heading_20_3" text:outline-level="3"><text:bookmark-start text:name="_Toc481148332"/><text:span text:style-name="Überschrift_20_3_20_Zchn"><text:span text:style-name="T32">4.2.1 Server</text:span></text:span><text:bookmark-end text:name="_Toc481148332"/></text:h>
      <text:p text:style-name="P21"><text:span text:style-name="Absatz-Standardschriftart"><text:span text:style-name="T20">Die Anwendung benötigt zwei Server für den Betrieb. Es wird ein Datenbankserver und ein Anwendungsserver benötigt. Clientseitig sind kaum Anforderungen </text:span></text:span><text:span text:style-name="Absatz-Standardschriftart"><text:span text:style-name="T20">zu erfüllen.</text:span></text:span></text:p>
      <text:p text:style-name="P21"><text:soft-page-break/><text:span text:style-name="Absatz-Standardschriftart"><text:span text:style-name="T20">Der Anwendungsserver muss folgende Mindestanforderungen erfüllen:</text:span></text:span></text:p>
      <text:list xml:id="list5259949927217604330" text:style-name="WWNum4">
        <text:list-item>
          <text:p text:style-name="P33"><text:span text:style-name="Absatz-Standardschriftart"><text:span text:style-name="T20">CPU: Quad Core 2Ghz+</text:span></text:span></text:p>
        </text:list-item>
        <text:list-item>
          <text:p text:style-name="P33"><text:span text:style-name="Absatz-Standardschriftart"><text:span text:style-name="T20">8GB DDR3 RAM</text:span></text:span></text:p>
        </text:list-item>
        <text:list-item>
          <text:p text:style-name="P31"><text:span text:style-name="Absatz-Standardschriftart"><text:span text:style-name="T20">HDD 500GB</text:span></text:span></text:p>
        </text:list-item>
      </text:list>
      <text:p text:style-name="P21"><text:span text:style-name="Absatz-Standardschriftart"><text:span text:style-name="T20">Der Datenbankserver muss folgende Mindestanforderungen erfüllen:</text:span></text:span></text:p>
      <text:list xml:id="list6293034414268837453" text:style-name="WWNum5">
        <text:list-item>
          <text:p text:style-name="P29"><text:span text:style-name="Absatz-Standardschriftart"><text:span text:style-name="T20">CPU: Quad Core 2Ghz+</text:span></text:span></text:p>
        </text:list-item>
        <text:list-item>
          <text:p text:style-name="P34"><text:span text:style-name="Absatz-Standardschriftart"><text:span text:style-name="T20">8GB DDR3 RAM</text:span></text:span></text:p>
        </text:list-item>
        <text:list-item>
          <text:p text:style-name="P34"><text:span text:style-name="Absatz-Standardschriftart"><text:span text:style-name="T20">HDD 3TB</text:span></text:span></text:p>
        </text:list-item>
      </text:list>
      <text:h text:style-name="Heading_20_3" text:outline-level="3"><text:bookmark-start text:name="_Toc481148333"/><text:bookmark-start text:name="__RefHeading__3337_1320936777"/>4.2.2 <text:bookmark-start text:name="_Toc481146380"/>Client<text:bookmark-end text:name="_Toc481148333"/><text:bookmark-end text:name="__RefHeading__3337_1320936777"/><text:bookmark-end text:name="_Toc481146380"/></text:h>
      <text:list xml:id="list5393626360279801214" text:style-name="WWNum6">
        <text:list-item>
          <text:p text:style-name="P35"><text:span text:style-name="Absatz-Standardschriftart"><text:span text:style-name="T20">Computer mit </text:span></text:span><text:span text:style-name="Absatz-Standardschriftart"><text:span text:style-name="T20">Zugang zum Internet</text:span></text:span></text:p>
        </text:list-item>
      </text:list>
      <text:h text:style-name="Heading_20_2" text:outline-level="2"><text:bookmark-start text:name="_Toc481148334"/><text:bookmark-start text:name="__RefHeading__3339_1320936777"/>4.3 <text:bookmark-start text:name="_Toc481146381"/>Software Umgebung<text:bookmark-end text:name="_Toc481148334"/><text:bookmark-end text:name="__RefHeading__3339_1320936777"/><text:bookmark-end text:name="_Toc481146381"/></text:h>
      <text:h text:style-name="Heading_20_3" text:outline-level="3"><text:bookmark-start text:name="_Toc481148335"/><text:bookmark-start text:name="__RefHeading__3341_1320936777"/>4.3.1 <text:bookmark-start text:name="_Toc481146382"/>Server<text:bookmark-end text:name="_Toc481148335"/><text:bookmark-end text:name="__RefHeading__3341_1320936777"/><text:bookmark-end text:name="_Toc481146382"/></text:h>
      <text:p text:style-name="Standard"><text:span text:style-name="Absatz-Standardschriftart"><text:span text:style-name="T20">Auf beiden Servern muss das Betriebssystem Debian laufen.</text:span></text:span></text:p>
      <text:p text:style-name="Standard"><text:span text:style-name="Absatz-Standardschriftart"><text:span text:style-name="T20">Auf dem Anwendungsserver muss Java8 installiert sein, sowie der Servletcontainer Tomcat8 oder höher.</text:span></text:span></text:p>
      <text:p text:style-name="Standard"><text:span text:style-name="Absatz-Standardschriftart"><text:span text:style-name="T20">Der Datenbankserver muss Postgresql 9.x in</text:span></text:span><text:span text:style-name="Absatz-Standardschriftart"><text:span text:style-name="T20">stalliert haben sowie den zugehörigen Postgresql-client.</text:span></text:span></text:p>
      <text:h text:style-name="Heading_20_3" text:outline-level="3"><text:bookmark-start text:name="_Toc481148336"/><text:bookmark-start text:name="__RefHeading__3343_1320936777"/>4.3.2 <text:bookmark-start text:name="_Toc481146383"/>Client<text:bookmark-end text:name="_Toc481148336"/><text:bookmark-end text:name="__RefHeading__3343_1320936777"/><text:bookmark-end text:name="_Toc481146383"/></text:h>
      <text:p text:style-name="Standard"><text:span text:style-name="Absatz-Standardschriftart"><text:span text:style-name="T20">Das Endgerät des Nutzers muss einen der folgenden Webbrowser installiert haben:</text:span></text:span></text:p>
      <text:list xml:id="list4705196576761154706" text:style-name="WWNum7">
        <text:list-item>
          <text:p text:style-name="P36"><text:span text:style-name="Absatz-Standardschriftart"><text:span text:style-name="T20">Chrome</text:span></text:span></text:p>
        </text:list-item>
        <text:list-item>
          <text:p text:style-name="P36"><text:span text:style-name="Absatz-Standardschriftart"><text:span text:style-name="T20">Edge</text:span></text:span></text:p>
        </text:list-item>
        <text:list-item>
          <text:p text:style-name="P36"><text:span text:style-name="Absatz-Standardschriftart"><text:span text:style-name="T20">Firefox</text:span></text:span></text:p>
        </text:list-item>
        <text:list-item>
          <text:p text:style-name="P36"><text:span text:style-name="Absatz-Standardschriftart"><text:span text:style-name="T20">Opera</text:span></text:span></text:p>
        </text:list-item>
      </text:list>
      <text:h text:style-name="Heading_20_1" text:outline-level="1"><text:bookmark-start text:name="_Toc481148337"/><text:bookmark-start text:name="__RefHeading__3345_1320936777"/>5<text:bookmark-start text:name="_Toc480741923"/><text:bookmark-start text:name="_Toc481146384"/>. Abnahmekriterien<text:bookmark-end text:name="_Toc481148337"/><text:bookmark-end text:name="__RefHeading__3345_1320936777"/><text:bookmark-end text:name="_Toc480741923"/><text:bookmark-end text:name="_Toc481146384"/></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0">ID</text:span></text:span></text:p>
          </table:table-cell>
          <table:table-cell table:style-name="Tabelle26.A1" office:value-type="string">
            <text:p text:style-name="Table_20_Contents"><text:span text:style-name="Absatz-Standardschriftart"><text:span text:style-name="T10">Beschreibung</text:span></text:span></text:p>
          </table:table-cell>
          <table:table-cell table:style-name="Tabelle26.A1" office:value-type="string">
            <text:p text:style-name="Table_20_Contents"><text:span text:style-name="Absatz-Standardschriftart"><text:span text:style-name="T10">Verweis</text:span></text:span></text:p>
          </table:table-cell>
          <table:table-cell table:style-name="Tabelle26.A1" office:value-type="string">
            <text:p text:style-name="Table_20_Contents"><text:span text:style-name="Absatz-Standardschriftart"><text:span text:style-name="T10">Test</text:span></text:span></text:p>
          </table:table-cell>
        </table:table-row>
        <table:table-row>
          <table:table-cell table:style-name="Tabelle26.A2" office:value-type="string">
            <text:p text:style-name="Table_20_Contents"><text:span text:style-name="Absatz-Standardschriftart"><text:span text:style-name="T10">K10</text:span></text:span></text:p>
          </table:table-cell>
          <table:table-cell table:style-name="Tabelle26.A2" office:value-type="string">
            <text:p text:style-name="Table_20_Contents"><text:span text:style-name="Absatz-Standardschriftart"><text:span text:style-name="T14">Die Anwendung ist über den</text:span></text:span><text:span text:style-name="Absatz-Standardschriftart"><text:span text:style-name="T14"> Link www.wünsch-dir-was.de aufrufbar</text:span></text:span></text:p>
          </table:table-cell>
          <table:table-cell table:style-name="Tabelle26.A2" office:value-type="string">
            <text:p text:style-name="Table_20_Contents"><text:span text:style-name="Absatz-Standardschriftart"><text:span text:style-name="T14">1.1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20</text:span></text:span></text:p>
          </table:table-cell>
          <table:table-cell table:style-name="Tabelle26.A1" office:value-type="string">
            <text:p text:style-name="Table_20_Contents"><text:span text:style-name="Absatz-Standardschriftart"><text:span text:style-name="T14">Eine Wunschliste kann bis zu 250 Wünsche enthalten</text:span></text:span></text:p>
          </table:table-cell>
          <table:table-cell table:style-name="Tabelle26.A1" office:value-type="string">
            <text:p text:style-name="Table_20_Contents"><text:span text:style-name="Absatz-Standardschriftart"><text:span text:style-name="T14">6.20</text:span></text:span></text:p>
          </table:table-cell>
          <table:table-cell table:style-name="Tabelle26.A1" office:value-type="string">
            <text:p text:style-name="Table_20_Contents"><text:span text:style-name="Absatz-Standardschriftart"><text:span text:style-name="T14">Lastentest</text:span></text:span></text:p>
          </table:table-cell>
        </table:table-row>
        <table:table-row>
          <table:table-cell table:style-name="Tabelle26.A2" office:value-type="string">
            <text:p text:style-name="Table_20_Contents"><text:span text:style-name="Absatz-Standardschriftart"><text:span text:style-name="T10">K30</text:span></text:span></text:p>
          </table:table-cell>
          <table:table-cell table:style-name="Tabelle26.A2" office:value-type="string">
            <text:p text:style-name="Table_20_Contents"><text:span text:style-name="Absatz-Standardschriftart"><text:span text:style-name="T14">Die Wunscherfüller können verborgen werden</text:span></text:span></text:p>
          </table:table-cell>
          <table:table-cell table:style-name="Tabelle26.A2" office:value-type="string">
            <text:p text:style-name="Table_20_Contents"><text:span text:style-name="Absatz-Standardschriftart"><text:span text:style-name="T14">4.22</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40</text:span></text:span></text:p>
          </table:table-cell>
          <table:table-cell table:style-name="Tabelle26.A1" office:value-type="string">
            <text:p text:style-name="Table_20_Contents"><text:span text:style-name="Absatz-Standardschriftart"><text:span text:style-name="T14">Das Erstellen einer Liste mit einem Wunsch </text:span></text:span><text:span text:style-name="Absatz-Standardschriftart"><text:span text:style-name="T14">ist für ungeübte Nutzer in unter fünf min möglich</text:span></text:span></text:p>
          </table:table-cell>
          <table:table-cell table:style-name="Tabelle26.A1" office:value-type="string">
            <text:p text:style-name="Table_20_Contents"><text:span text:style-name="Absatz-Standardschriftart"><text:span text:style-name="T14">6.80</text:span></text:span></text:p>
          </table:table-cell>
          <table:table-cell table:style-name="Tabelle26.A1" office:value-type="string">
            <text:p text:style-name="Table_20_Contents"><text:span text:style-name="Absatz-Standardschriftart"><text:span text:style-name="T14">Test durch Abnehmer</text:span></text:span></text:p>
          </table:table-cell>
        </table:table-row>
        <text:soft-page-break/>
        <table:table-row>
          <table:table-cell table:style-name="Tabelle26.A2" office:value-type="string">
            <text:p text:style-name="Table_20_Contents"><text:span text:style-name="Absatz-Standardschriftart"><text:span text:style-name="T10">K50</text:span></text:span></text:p>
          </table:table-cell>
          <table:table-cell table:style-name="Tabelle26.A2" office:value-type="string">
            <text:p text:style-name="Table_20_Contents"><text:span text:style-name="Absatz-Standardschriftart"><text:span text:style-name="T14">Eine Liste wird über eine eindeutige URL aufgerufen</text:span></text:span></text:p>
          </table:table-cell>
          <table:table-cell table:style-name="Tabelle26.A2" office:value-type="string">
            <text:p text:style-name="Table_20_Contents"><text:span text:style-name="Absatz-Standardschriftart"><text:span text:style-name="T14">2.13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60</text:span></text:span></text:p>
          </table:table-cell>
          <table:table-cell table:style-name="Tabelle26.A1" office:value-type="string">
            <text:p text:style-name="Table_20_Contents"><text:span text:style-name="Absatz-Standardschriftart"><text:span text:style-name="T14">Eine Liste muss einen Namen haben</text:span></text:span></text:p>
          </table:table-cell>
          <table:table-cell table:style-name="Tabelle26.A1" office:value-type="string">
            <text:p text:style-name="Table_20_Contents"><text:span text:style-name="Absatz-Standardschriftart"><text:span text:style-name="T14">2.34</text:span></text:span></text:p>
          </table:table-cell>
          <table:table-cell table:style-name="Tabelle26.A1" office:value-type="string">
            <text:p text:style-name="Table_20_Contents"><text:span text:style-name="Absatz-Standardschriftart"><text:span text:style-name="T14">Automatisierter Junit Test</text:span></text:span></text:p>
          </table:table-cell>
        </table:table-row>
        <table:table-row>
          <table:table-cell table:style-name="Tabelle26.A2" office:value-type="string">
            <text:p text:style-name="Table_20_Contents"><text:span text:style-name="Absatz-Standardschriftart"><text:span text:style-name="T10">K70</text:span></text:span></text:p>
          </table:table-cell>
          <table:table-cell table:style-name="Tabelle26.A2" office:value-type="string">
            <text:p text:style-name="Table_20_Contents"><text:span text:style-name="Absatz-Standardschriftart"><text:span text:style-name="T14">Eine Liste muss eine </text:span></text:span><text:span text:style-name="Absatz-Standardschriftart"><text:span text:style-name="T14">Kontaktperson haben</text:span></text:span></text:p>
          </table:table-cell>
          <table:table-cell table:style-name="Tabelle26.A2" office:value-type="string">
            <text:p text:style-name="Table_20_Contents"><text:span text:style-name="Absatz-Standardschriftart"><text:span text:style-name="T14">2.76</text:span></text:span></text:p>
          </table:table-cell>
          <table:table-cell table:style-name="Tabelle26.A2" office:value-type="string">
            <text:p text:style-name="Table_20_Contents"><text:span text:style-name="Absatz-Standardschriftart"><text:span text:style-name="T14">Automatisierter Junit Test</text:span></text:span></text:p>
          </table:table-cell>
        </table:table-row>
        <table:table-row>
          <table:table-cell table:style-name="Tabelle26.A1" office:value-type="string">
            <text:p text:style-name="Table_20_Contents"><text:span text:style-name="Absatz-Standardschriftart"><text:span text:style-name="T10">K80</text:span></text:span></text:p>
          </table:table-cell>
          <table:table-cell table:style-name="Tabelle26.A1" office:value-type="string">
            <text:p text:style-name="Table_20_Contents"><text:span text:style-name="Absatz-Standardschriftart"><text:span text:style-name="T14">Eine Liste ist nach Ablauf des Enddatums nicht mehr aufrufbar</text:span></text:span></text:p>
          </table:table-cell>
          <table:table-cell table:style-name="Tabelle26.A1" office:value-type="string">
            <text:p text:style-name="Table_20_Contents"><text:span text:style-name="Absatz-Standardschriftart"><text:span text:style-name="T14">2.30, 2.32, 2.33</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90</text:span></text:span></text:p>
          </table:table-cell>
          <table:table-cell table:style-name="Tabelle26.A2" office:value-type="string">
            <text:p text:style-name="Table_20_Contents"><text:span text:style-name="Absatz-Standardschriftart"><text:span text:style-name="T14">Änderungen an einer Liste nur durch Eingabe des Listenpassworts möglich</text:span></text:span></text:p>
          </table:table-cell>
          <table:table-cell table:style-name="Tabelle26.A2" office:value-type="string">
            <text:p text:style-name="Table_20_Contents"><text:span text:style-name="Absatz-Standardschriftart"><text:span text:style-name="T14">2.78, 2.80, 2.81</text:span></text:span></text:p>
          </table:table-cell>
          <table:table-cell table:style-name="Tabelle26.A2" office:value-type="string">
            <text:p text:style-name="Table_20_Contents"><text:span text:style-name="Absatz-Standardschriftart"><text:span text:style-name="T14">Test </text:span></text:span><text:span text:style-name="Absatz-Standardschriftart"><text:span text:style-name="T14">durch Abnehmer</text:span></text:span></text:p>
          </table:table-cell>
        </table:table-row>
        <table:table-row>
          <table:table-cell table:style-name="Tabelle26.A1" office:value-type="string">
            <text:p text:style-name="Table_20_Contents"><text:span text:style-name="Absatz-Standardschriftart"><text:span text:style-name="T10">K100</text:span></text:span></text:p>
          </table:table-cell>
          <table:table-cell table:style-name="Tabelle26.A1" office:value-type="string">
            <text:p text:style-name="Table_20_Contents"><text:span text:style-name="Absatz-Standardschriftart"><text:span text:style-name="T14">Es kann abgefragt werden, wie oft die Liste aufgerufen wurde</text:span></text:span></text:p>
          </table:table-cell>
          <table:table-cell table:style-name="Tabelle26.A1" office:value-type="string">
            <text:p text:style-name="Table_20_Contents"><text:span text:style-name="Absatz-Standardschriftart"><text:span text:style-name="T14">2.6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10</text:span></text:span></text:p>
          </table:table-cell>
          <table:table-cell table:style-name="Tabelle26.A2" office:value-type="string">
            <text:p text:style-name="Table_20_Contents"><text:span text:style-name="Absatz-Standardschriftart"><text:span text:style-name="T14">Es kann abgefragt werden, wie viele Geschenke bereits reserviert sind</text:span></text:span></text:p>
          </table:table-cell>
          <table:table-cell table:style-name="Tabelle26.A2" office:value-type="string">
            <text:p text:style-name="Table_20_Contents"><text:span text:style-name="Absatz-Standardschriftart"><text:span text:style-name="T14">2.5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120</text:span></text:span></text:p>
          </table:table-cell>
          <table:table-cell table:style-name="Tabelle26.A1" office:value-type="string">
            <text:p text:style-name="Table_20_Contents"><text:span text:style-name="Absatz-Standardschriftart"><text:span text:style-name="T14">Das Erfüllen von einem oder mehreren </text:span></text:span><text:span text:style-name="Absatz-Standardschriftart"><text:span text:style-name="T14">Wünschen </text:span></text:span><text:span text:style-name="Absatz-Standardschriftart"><text:span text:style-name="T14">ist möglich</text:span></text:span></text:p>
          </table:table-cell>
          <table:table-cell table:style-name="Tabelle26.A1" office:value-type="string">
            <text:p text:style-name="Table_20_Contents"><text:span text:style-name="Absatz-Standardschriftart"><text:span text:style-name="T14">4.12</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30</text:span></text:span></text:p>
          </table:table-cell>
          <table:table-cell table:style-name="Tabelle26.A2" office:value-type="string">
            <text:p text:style-name="Table_20_Contents"><text:span text:style-name="Absatz-Standardschriftart"><text:span text:style-name="T14">Das Erfüllen von Wünschen mit mehreren Wunscherfüllern ist möglich</text:span></text:span></text:p>
          </table:table-cell>
          <table:table-cell table:style-name="Tabelle26.A2" office:value-type="string">
            <text:p text:style-name="P24"/>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row>
          <table:table-cell table:style-name="Tabelle26.A2" office:value-type="string">
            <text:p text:style-name="P23"/>
          </table:table-cell>
          <table:table-cell table:style-name="Tabelle26.A2" office:value-type="string">
            <text:p text:style-name="P24"/>
          </table:table-cell>
          <table:table-cell table:style-name="Tabelle26.A2" office:value-type="string">
            <text:p text:style-name="P24"/>
          </table:table-cell>
          <table:table-cell table:style-name="Tabelle26.A2" office:value-type="string">
            <text:p text:style-name="P24"/>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HS Bremen, IFI, SoSe 2017 Programmierpraktikum</text:p>
      </style:header>
      <style:footer>
        <text:p text:style-name="MP2"><text:page-number text:select-page="current">13</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5-11T07:27:19.57</dc:date>
    <meta:editing-cycles>122</meta:editing-cycles>
    <meta:editing-duration>PT7H52M25S</meta:editing-duration>
    <meta:document-statistic meta:table-count="29" meta:image-count="1" meta:object-count="0" meta:page-count="26" meta:paragraph-count="959" meta:word-count="3656" meta:character-count="277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